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B" style:family="table-column">
      <style:table-column-properties style:column-width="11.333cm" style:rel-column-width="43690*"/>
    </style:style>
    <style:style style:name="Tableau3.A1" style:family="table-cell">
      <style:table-cell-properties style:writing-mode="page"/>
    </style:style>
    <style:style style:name="P1" style:family="paragraph" style:parent-style-name="Table_20_Contents">
      <style:text-properties fo:color="#0066cc" style:font-name="Arial" fo:font-size="18pt" fo:language="es" fo:country="ES" style:font-size-asian="18pt" style:font-size-complex="18pt"/>
    </style:style>
    <style:style style:name="P2" style:family="paragraph" style:parent-style-name="Table_20_Contents">
      <style:paragraph-properties fo:text-align="center" style:justify-single-word="false"/>
      <style:text-properties fo:color="#0066cc" style:font-name="Arial" fo:font-size="18pt" fo:language="es" fo:country="ES" style:font-size-asian="18pt" style:font-size-complex="18pt"/>
    </style:style>
    <style:style style:name="P3" style:family="paragraph" style:parent-style-name="Table_20_Contents">
      <style:paragraph-properties fo:text-align="center" style:justify-single-word="false"/>
      <style:text-properties fo:color="#3465a4" style:font-name="Arial" fo:font-size="18pt" fo:language="es" fo:country="ES" style:font-size-asian="18pt" style:font-size-complex="18pt"/>
    </style:style>
    <style:style style:name="P4" style:family="paragraph" style:parent-style-name="Standard">
      <style:text-properties fo:color="#0066cc" style:font-name="Arial1" fo:font-size="18pt" fo:language="es" fo:country="ES" style:font-size-asian="18pt" style:font-size-complex="18pt"/>
    </style:style>
    <style:style style:name="P5" style:family="paragraph" style:parent-style-name="Standard">
      <style:text-properties fo:color="#0066cc" style:font-name="Arial1" fo:font-size="18pt" fo:language="es" fo:country="ES" style:text-underline-style="none" style:font-size-asian="18pt" style:font-size-complex="18pt"/>
    </style:style>
    <style:style style:name="P6" style:family="paragraph" style:parent-style-name="Standard">
      <style:text-properties fo:color="#0066cc" style:font-name="Arial" fo:font-size="18pt" fo:language="es" fo:country="ES" style:text-underline-style="solid" style:text-underline-width="auto" style:text-underline-color="font-color" style:font-size-asian="18pt" style:font-size-complex="18pt"/>
    </style:style>
    <style:style style:name="P7" style:family="paragraph" style:parent-style-name="Standard">
      <style:text-properties fo:color="#0066cc" style:font-name="Arial" fo:font-size="18pt" fo:language="es" fo:country="ES" style:font-size-asian="18pt" style:font-size-complex="18pt"/>
    </style:style>
    <style:style style:name="P8" style:family="paragraph" style:parent-style-name="Standard">
      <style:paragraph-properties fo:text-align="start" style:justify-single-word="false"/>
      <style:text-properties fo:color="#0066cc" style:font-name="Arial" fo:font-size="18pt" fo:language="es" fo:country="ES" style:font-size-asian="18pt" style:font-size-complex="18pt"/>
    </style:style>
    <style:style style:name="P9" style:family="paragraph" style:parent-style-name="Standard">
      <style:text-properties fo:color="#0066cc" style:font-name="Arial" fo:font-size="18pt" fo:language="es" fo:country="ES" style:text-underline-style="none" style:font-size-asian="18pt" style:font-size-complex="18pt"/>
    </style:style>
    <style:style style:name="P10" style:family="paragraph" style:parent-style-name="Standard">
      <style:paragraph-properties fo:text-align="start" style:justify-single-word="false"/>
      <style:text-properties fo:color="#0066cc" style:font-name="Arial" fo:font-size="18pt" fo:language="es" fo:country="ES" style:text-underline-style="none" style:font-size-asian="18pt" style:font-size-complex="18pt"/>
    </style:style>
    <style:style style:name="P11" style:family="paragraph" style:parent-style-name="Standard">
      <style:text-properties fo:color="#0066cc" style:font-name="Arial" fo:font-size="18pt" fo:language="fr" fo:country="FR" style:font-size-asian="18pt" style:font-size-complex="18pt"/>
    </style:style>
    <style:style style:name="P12" style:family="paragraph" style:parent-style-name="Standard">
      <style:paragraph-properties fo:text-align="start" style:justify-single-word="false"/>
      <style:text-properties fo:color="#0066cc" style:font-name="Arial" fo:font-size="18pt" fo:language="fr" fo:country="FR" style:font-size-asian="18pt" style:font-size-complex="18pt"/>
    </style:style>
    <style:style style:name="P13" style:family="paragraph" style:parent-style-name="Standard">
      <style:paragraph-properties fo:text-align="start" style:justify-single-word="false"/>
      <style:text-properties fo:color="#0066cc" style:font-name="Arial" fo:font-size="18pt" fo:language="fr" fo:country="FR" style:text-underline-style="none" style:font-size-asian="18pt" style:font-size-complex="18pt"/>
    </style:style>
    <style:style style:name="P14" style:family="paragraph" style:parent-style-name="Standard">
      <style:text-properties fo:color="#c9211e" style:font-name="Arial" fo:font-size="24pt" fo:language="es" fo:country="ES" style:font-size-asian="24pt" style:font-size-complex="24pt"/>
    </style:style>
    <style:style style:name="P15" style:family="paragraph" style:parent-style-name="Standard">
      <style:text-properties fo:color="#c9211e" style:font-name="Arial" fo:font-size="18pt" fo:language="es" fo:country="ES" style:text-underline-style="none" style:font-size-asian="18pt" style:font-size-complex="18pt"/>
    </style:style>
    <style:style style:name="P16" style:family="paragraph" style:parent-style-name="Standard">
      <style:paragraph-properties fo:text-align="start" style:justify-single-word="false"/>
      <style:text-properties fo:color="#c9211e" style:font-name="Arial" fo:font-size="18pt" fo:language="es" fo:country="ES" style:text-underline-style="none" style:font-size-asian="18pt" style:font-size-complex="18pt"/>
    </style:style>
    <style:style style:name="P17" style:family="paragraph" style:parent-style-name="Standard">
      <style:text-properties fo:color="#111111" style:font-name="Arial" fo:font-size="18pt" fo:language="es" fo:country="ES" style:text-underline-style="solid" style:text-underline-width="auto" style:text-underline-color="font-color" style:font-size-asian="18pt" style:font-size-complex="18pt"/>
    </style:style>
    <style:style style:name="P18" style:family="paragraph" style:parent-style-name="Standard">
      <style:paragraph-properties fo:text-align="start" style:justify-single-word="false"/>
      <style:text-properties fo:color="#111111" style:font-name="Arial" fo:font-size="18pt" fo:language="es" fo:country="ES" style:text-underline-style="solid" style:text-underline-width="auto" style:text-underline-color="font-color" style:font-size-asian="18pt" style:font-size-complex="18pt"/>
    </style:style>
    <style:style style:name="P19" style:family="paragraph" style:parent-style-name="Standard">
      <style:text-properties fo:color="#111111" style:font-name="Arial" fo:font-size="18pt" fo:language="es" fo:country="ES" style:font-size-asian="18pt" style:font-size-complex="18pt"/>
    </style:style>
    <style:style style:name="P20" style:family="paragraph" style:parent-style-name="Standard">
      <style:paragraph-properties fo:text-align="center" style:justify-single-word="false"/>
      <style:text-properties fo:color="#111111" style:font-name="Arial" fo:font-size="18pt" fo:language="es" fo:country="ES" style:font-size-asian="18pt" style:font-size-complex="18pt"/>
    </style:style>
    <style:style style:name="P21" style:family="paragraph" style:parent-style-name="Standard">
      <style:paragraph-properties fo:text-align="start" style:justify-single-word="false"/>
      <style:text-properties fo:color="#111111" style:font-name="Arial" fo:font-size="18pt" fo:language="es" fo:country="ES" style:font-size-asian="18pt" style:font-size-complex="18pt"/>
    </style:style>
    <style:style style:name="P22" style:family="paragraph" style:parent-style-name="Standard">
      <style:text-properties fo:color="#780373" style:font-name="Arial" fo:font-size="18pt" fo:language="es" fo:country="ES" style:text-underline-style="none" style:font-size-asian="18pt" style:font-size-complex="18pt"/>
    </style:style>
    <style:style style:name="P23" style:family="paragraph" style:parent-style-name="Standard">
      <style:text-properties fo:color="#069a2e" style:font-name="Arial" fo:font-size="18pt" fo:language="fr" fo:country="FR" style:text-underline-style="none" style:font-size-asian="18pt" style:font-size-complex="18pt"/>
    </style:style>
    <style:style style:name="P24" style:family="paragraph" style:parent-style-name="Standard">
      <style:text-properties fo:color="#3465a4" style:font-name="Arial" fo:font-size="18pt" fo:language="es" fo:country="ES" style:text-underline-style="none" style:font-size-asian="18pt" style:font-size-complex="18pt"/>
    </style:style>
    <style:style style:name="P25" style:family="paragraph" style:parent-style-name="Standard">
      <style:paragraph-properties fo:text-align="start" style:justify-single-word="false"/>
      <style:text-properties fo:color="#3465a4" style:font-name="Arial" fo:font-size="18pt" fo:language="es" fo:country="ES" style:text-underline-style="none" style:font-size-asian="18pt" style:font-size-complex="18pt"/>
    </style:style>
    <style:style style:name="P26" style:family="paragraph" style:parent-style-name="Standard">
      <style:paragraph-properties fo:text-align="start" style:justify-single-word="false"/>
      <style:text-properties fo:color="#3465a4" style:font-name="Arial" fo:font-size="18pt" fo:language="es" fo:country="ES" style:text-underline-style="solid" style:text-underline-width="auto" style:text-underline-color="font-color" style:font-size-asian="18pt" style:font-size-complex="18pt"/>
    </style:style>
    <style:style style:name="P27" style:family="paragraph" style:parent-style-name="Standard">
      <style:paragraph-properties fo:text-align="start" style:justify-single-word="false"/>
      <style:text-properties fo:color="#3465a4" style:font-name="Arial" fo:font-size="18pt" fo:language="fr" fo:country="FR" style:text-underline-style="none" style:font-size-asian="18pt" style:font-size-complex="18pt"/>
    </style:style>
    <style:style style:name="P28" style:family="paragraph" style:parent-style-name="Standard">
      <style:paragraph-properties fo:text-align="start" style:justify-single-word="false"/>
      <style:text-properties fo:color="#800080" style:font-name="Arial" fo:font-size="18pt" fo:language="fr" fo:country="FR" style:text-underline-style="none" style:font-size-asian="18pt" style:font-size-complex="18pt"/>
    </style:style>
    <style:style style:name="P29" style:family="paragraph" style:parent-style-name="Standard">
      <style:paragraph-properties fo:text-align="start" style:justify-single-word="false"/>
      <style:text-properties fo:color="#8d1d75" style:font-name="Arial" fo:font-size="18pt" fo:language="fr" fo:country="FR" style:text-underline-style="none" style:font-size-asian="18pt" style:font-size-complex="18pt"/>
    </style:style>
    <style:style style:name="P30" style:family="paragraph" style:parent-style-name="Standard">
      <style:paragraph-properties fo:text-align="start" style:justify-single-word="false"/>
      <style:text-properties fo:color="#8d1d75" style:font-name="Arial" fo:font-size="18pt" fo:language="es" fo:country="ES" style:text-underline-style="none" style:font-size-asian="18pt" style:font-size-complex="18pt"/>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text-properties fo:color="#1c1c1c" style:font-name="Arial" fo:font-size="18pt" fo:language="es" fo:country="ES" style:text-underline-style="solid" style:text-underline-width="auto" style:text-underline-color="font-color" style:font-size-asian="18pt" style:font-size-complex="18pt"/>
    </style:style>
    <style:style style:name="P33" style:family="paragraph" style:parent-style-name="Standard">
      <style:paragraph-properties fo:text-align="start" style:justify-single-word="false" style:writing-mode="lr-tb"/>
      <style:text-properties fo:color="#0066cc" style:font-name="Arial" fo:font-size="18pt" fo:language="es" fo:country="ES" style:text-underline-style="none" style:font-size-asian="18pt" style:font-size-complex="18pt"/>
    </style:style>
    <style:style style:name="P34" style:family="paragraph" style:parent-style-name="Standard">
      <style:paragraph-properties fo:text-align="start" style:justify-single-word="false" style:writing-mode="lr-tb"/>
      <style:text-properties fo:color="#111111" style:font-name="Arial" fo:font-size="18pt" fo:language="es" fo:country="ES" style:text-underline-style="none" style:font-size-asian="18pt" style:font-size-complex="18pt"/>
    </style:style>
    <style:style style:name="P35" style:family="paragraph" style:parent-style-name="Standard">
      <style:paragraph-properties fo:text-align="start" style:justify-single-word="false" style:writing-mode="lr-tb"/>
      <style:text-properties fo:color="#168253" style:font-name="Arial" fo:font-size="18pt" fo:language="es" fo:country="ES" style:text-underline-style="none" style:font-size-asian="18pt" style:font-size-complex="18pt"/>
    </style:style>
    <style:style style:name="P36" style:family="paragraph" style:parent-style-name="Standard">
      <style:paragraph-properties fo:text-align="start" style:justify-single-word="false" style:writing-mode="lr-tb"/>
      <style:text-properties fo:color="#ff0000" style:font-name="Arial" fo:font-size="28pt" fo:language="es" fo:country="ES" style:text-underline-style="none" style:font-size-asian="28pt" style:font-size-complex="28pt"/>
    </style:style>
    <style:style style:name="P37" style:family="paragraph" style:parent-style-name="Standard">
      <style:paragraph-properties fo:text-align="start" style:justify-single-word="false" style:writing-mode="lr-tb"/>
      <style:text-properties fo:color="#f10d0c" style:font-name="Arial" fo:font-size="28pt" fo:language="es" fo:country="ES" style:text-underline-style="none" style:font-size-asian="28pt" style:font-size-complex="28pt"/>
    </style:style>
    <style:style style:name="P38" style:family="paragraph" style:parent-style-name="Standard">
      <style:paragraph-properties fo:text-align="start" style:justify-single-word="false" style:writing-mode="lr-tb"/>
      <style:text-properties fo:color="#c9211e" style:font-name="Arial" fo:font-size="18pt" fo:language="fr" fo:country="FR" style:text-underline-style="none" style:font-size-asian="18pt" style:font-size-complex="18pt"/>
    </style:style>
    <style:style style:name="P39" style:family="paragraph" style:parent-style-name="Standard">
      <style:paragraph-properties fo:text-align="start" style:justify-single-word="false" style:writing-mode="lr-tb"/>
      <style:text-properties fo:color="#ed4c05" style:font-name="Arial" fo:font-size="18pt" fo:language="fr" fo:country="FR" style:text-underline-style="none" style:font-size-asian="18pt" style:font-size-complex="18pt"/>
    </style:style>
    <style:style style:name="P40" style:family="paragraph" style:parent-style-name="Standard">
      <style:paragraph-properties fo:text-align="start" style:justify-single-word="false" style:writing-mode="lr-tb"/>
      <style:text-properties fo:color="#ed4c05" style:font-name="Arial" fo:font-size="18pt" fo:language="es" fo:country="ES" style:text-underline-style="none" style:font-size-asian="18pt" style:font-size-complex="18pt"/>
    </style:style>
    <style:style style:name="P41" style:family="paragraph" style:parent-style-name="Standard">
      <style:paragraph-properties fo:text-align="start" style:justify-single-word="false" style:writing-mode="lr-tb"/>
      <style:text-properties fo:color="#3465a4" style:font-name="Arial" fo:font-size="18pt" fo:language="fr" fo:country="FR" style:text-underline-style="none" style:font-size-asian="18pt" style:font-size-complex="18pt"/>
    </style:style>
    <style:style style:name="P42" style:family="paragraph" style:parent-style-name="Standard">
      <style:paragraph-properties fo:text-align="start" style:justify-single-word="false" style:writing-mode="lr-tb"/>
      <style:text-properties fo:color="#3465a4" style:font-name="Arial" fo:font-size="18pt" fo:language="es" fo:country="ES" style:text-underline-style="none" style:font-size-asian="18pt" style:font-size-complex="18pt"/>
    </style:style>
    <style:style style:name="P43" style:family="paragraph" style:parent-style-name="Standard">
      <style:paragraph-properties fo:text-align="start" style:justify-single-word="false" style:writing-mode="lr-tb"/>
      <style:text-properties fo:color="#000000" style:font-name="Arial" fo:font-size="18pt" fo:language="es" fo:country="ES" style:text-underline-style="solid" style:text-underline-width="auto" style:text-underline-color="font-color" style:font-size-asian="18pt" style:font-size-complex="18pt"/>
    </style:style>
    <style:style style:name="P44" style:family="paragraph" style:parent-style-name="Standard" style:list-style-name="L1">
      <style:text-properties fo:color="#0066cc" style:font-name="Arial" fo:font-size="18pt" fo:language="es" fo:country="ES" style:font-size-asian="18pt" style:font-size-complex="18pt"/>
    </style:style>
    <style:style style:name="P45" style:family="paragraph" style:parent-style-name="Standard" style:list-style-name="L2">
      <style:text-properties fo:color="#0066cc" style:font-name="Arial" fo:font-size="18pt" fo:language="es" fo:country="ES" style:font-size-asian="18pt" style:font-size-complex="18pt"/>
    </style:style>
    <style:style style:name="P46" style:family="paragraph" style:parent-style-name="Standard" style:list-style-name="L4">
      <style:paragraph-properties fo:text-align="start" style:justify-single-word="false"/>
      <style:text-properties fo:color="#0066cc" style:font-name="Arial" fo:font-size="18pt" fo:language="es" fo:country="ES" style:font-size-asian="18pt" style:font-size-complex="18pt"/>
    </style:style>
    <style:style style:name="P47" style:family="paragraph" style:parent-style-name="Standard">
      <style:paragraph-properties fo:text-align="start" style:justify-single-word="false"/>
      <style:text-properties fo:color="#3465a4" style:font-name="Arial" fo:font-size="18pt" fo:language="es" fo:country="ES" style:text-underline-style="none" style:font-size-asian="18pt" style:font-size-complex="18pt"/>
    </style:style>
    <style:style style:name="P48" style:family="paragraph" style:parent-style-name="Standard" style:list-style-name="L3">
      <style:paragraph-properties fo:text-align="start" style:justify-single-word="false"/>
      <style:text-properties fo:color="#3465a4" style:font-name="Arial" fo:font-size="18pt" fo:language="es" fo:country="ES" style:text-underline-style="none" style:font-size-asian="18pt" style:font-size-complex="18pt"/>
    </style:style>
    <style:style style:name="P49" style:family="paragraph" style:parent-style-name="Standard" style:list-style-name="L7">
      <style:paragraph-properties fo:text-align="start" style:justify-single-word="false"/>
      <style:text-properties fo:color="#3465a4" style:font-name="Arial" fo:font-size="18pt" fo:language="es" fo:country="ES" style:text-underline-style="none" style:font-size-asian="18pt" style:font-size-complex="18pt"/>
    </style:style>
    <style:style style:name="P50" style:family="paragraph" style:parent-style-name="Standard" style:list-style-name="L8">
      <style:paragraph-properties fo:text-align="start" style:justify-single-word="false"/>
      <style:text-properties fo:color="#3465a4" style:font-name="Arial" fo:font-size="18pt" fo:language="es" fo:country="ES" style:text-underline-style="none" style:font-size-asian="18pt" style:font-size-complex="18pt"/>
    </style:style>
    <style:style style:name="P51" style:family="paragraph" style:parent-style-name="Standard" style:list-style-name="L9">
      <style:paragraph-properties fo:text-align="start" style:justify-single-word="false"/>
      <style:text-properties fo:color="#3465a4" style:font-name="Arial" fo:font-size="18pt" fo:language="es" fo:country="ES" style:text-underline-style="none" style:font-size-asian="18pt" style:font-size-complex="18pt"/>
    </style:style>
    <style:style style:name="P52" style:family="paragraph" style:parent-style-name="Standard" style:list-style-name="L11">
      <style:paragraph-properties fo:text-align="start" style:justify-single-word="false"/>
      <style:text-properties fo:color="#3465a4" style:font-name="Arial" fo:font-size="18pt" fo:language="es" fo:country="ES" style:text-underline-style="none" style:font-size-asian="18pt" style:font-size-complex="18pt"/>
    </style:style>
    <style:style style:name="P53" style:family="paragraph" style:parent-style-name="Standard" style:list-style-name="L12">
      <style:paragraph-properties fo:text-align="start" style:justify-single-word="false"/>
      <style:text-properties fo:color="#3465a4" style:font-name="Arial" fo:font-size="18pt" fo:language="es" fo:country="ES" style:text-underline-style="none" style:font-size-asian="18pt" style:font-size-complex="18pt"/>
    </style:style>
    <style:style style:name="P54" style:family="paragraph" style:parent-style-name="Standard" style:list-style-name="L13">
      <style:paragraph-properties fo:text-align="start" style:justify-single-word="false"/>
      <style:text-properties fo:color="#3465a4" style:font-name="Arial" fo:font-size="18pt" fo:language="es" fo:country="ES" style:text-underline-style="none" style:font-size-asian="18pt" style:font-size-complex="18pt"/>
    </style:style>
    <style:style style:name="P55" style:family="paragraph" style:parent-style-name="Standard" style:list-style-name="L6">
      <style:text-properties fo:color="#3465a4" style:font-name="Arial" fo:font-size="18pt" fo:language="es" fo:country="ES" style:text-underline-style="none" style:font-size-asian="18pt" style:font-size-complex="18pt"/>
    </style:style>
    <style:style style:name="P56" style:family="paragraph" style:parent-style-name="Standard" style:list-style-name="L10">
      <style:paragraph-properties fo:text-align="start" style:justify-single-word="false"/>
      <style:text-properties fo:color="#3465a4" style:font-name="Arial" fo:font-size="18pt" fo:language="es" fo:country="ES" style:text-underline-style="solid" style:text-underline-width="auto" style:text-underline-color="font-color" style:font-size-asian="18pt" style:font-size-complex="18pt"/>
    </style:style>
    <style:style style:name="P57" style:family="paragraph" style:parent-style-name="Standard" style:list-style-name="L3">
      <style:paragraph-properties fo:text-align="start" style:justify-single-word="false"/>
      <style:text-properties fo:color="#3465a4" style:font-name="Arial" fo:font-size="18pt" fo:language="fr" fo:country="FR" style:text-underline-style="none" style:font-size-asian="18pt" style:font-size-complex="18pt"/>
    </style:style>
    <style:style style:name="P58" style:family="paragraph" style:parent-style-name="Standard" style:list-style-name="L5">
      <style:paragraph-properties fo:text-align="start" style:justify-single-word="false" style:writing-mode="lr-tb"/>
      <style:text-properties fo:color="#3465a4" style:font-name="Arial" fo:font-size="18pt" fo:language="es" fo:country="ES" style:text-underline-style="none" style:font-size-asian="18pt" style:font-size-complex="18pt"/>
    </style:style>
    <style:style style:name="P59" style:family="paragraph">
      <style:paragraph-properties fo:text-align="center"/>
      <style:text-properties fo:font-size="12pt"/>
    </style:style>
    <style:style style:name="P6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loext:padding="0.049cm" loext:border="0.26pt solid #c9211e"/>
    </style:style>
    <style:style style:name="T3" style:family="text">
      <style:text-properties style:text-underline-style="solid" style:text-underline-width="auto" style:text-underline-color="font-color" loext:padding="0.049cm" loext:border="none"/>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loext:padding="0.049cm" loext:border-left="none" loext:border-right="none" loext:border-top="none" loext:border-bottom="0.26pt solid #158466"/>
    </style:style>
    <style:style style:name="T7" style:family="text">
      <style:text-properties style:font-name="Arial1" style:text-underline-style="solid" style:text-underline-width="auto" style:text-underline-color="#00c000"/>
    </style:style>
    <style:style style:name="T8" style:family="text">
      <style:text-properties fo:color="#c9211e"/>
    </style:style>
    <style:style style:name="T9" style:family="text">
      <style:text-properties fo:color="#c9211e" style:text-underline-style="solid" style:text-underline-width="auto" style:text-underline-color="font-color"/>
    </style:style>
    <style:style style:name="T10" style:family="text">
      <style:text-properties fo:color="#c9211e" fo:language="es" fo:country="ES"/>
    </style:style>
    <style:style style:name="T11" style:family="text">
      <style:text-properties fo:color="#c9211e" fo:language="es" fo:country="ES" loext:padding="0.049cm" loext:border="none"/>
    </style:style>
    <style:style style:name="T12" style:family="text">
      <style:text-properties style:text-underline-style="none"/>
    </style:style>
    <style:style style:name="T13" style:family="text">
      <style:text-properties fo:language="fr" fo:country="FR"/>
    </style:style>
    <style:style style:name="T14" style:family="text">
      <style:text-properties fo:language="fr" fo:country="FR" style:text-underline-style="solid" style:text-underline-width="auto" style:text-underline-color="font-color"/>
    </style:style>
    <style:style style:name="T15" style:family="text">
      <style:text-properties fo:color="#168253"/>
    </style:style>
    <style:style style:name="T16" style:family="text">
      <style:text-properties fo:color="#ff0000"/>
    </style:style>
    <style:style style:name="T17" style:family="text">
      <style:text-properties fo:color="#ff0000" loext:padding="0.049cm" loext:border-left="none" loext:border-right="none" loext:border-top="none" loext:border-bottom="0.26pt solid #158466"/>
    </style:style>
    <style:style style:name="T18" style:family="text">
      <style:text-properties fo:font-size="22pt" style:font-size-asian="22pt" style:font-size-complex="22pt"/>
    </style:style>
    <style:style style:name="T19" style:family="text">
      <style:text-properties loext:padding="0.049cm" loext:border-left="none" loext:border-right="none" loext:border-top="none" loext:border-bottom="0.26pt solid #ff0000"/>
    </style:style>
    <style:style style:name="T20" style:family="text">
      <style:text-properties loext:padding="0.049cm" loext:border-left="none" loext:border-right="none" loext:border-top="none" loext:border-bottom="0.51pt solid #168253"/>
    </style:style>
    <style:style style:name="T21" style:family="text">
      <style:text-properties loext:padding="0.049cm" loext:border-left="none" loext:border-right="none" loext:border-top="none" loext:border-bottom="0.51pt solid #069a2e"/>
    </style:style>
    <style:style style:name="T22" style:family="text">
      <style:text-properties loext:padding="0.049cm" loext:border="0.26pt solid #ff0000"/>
    </style:style>
    <style:style style:name="T23" style:family="text">
      <style:text-properties loext:padding="0.049cm" loext:border-left="none" loext:border-right="none" loext:border-top="none" loext:border-bottom="0.26pt solid #168253"/>
    </style:style>
    <style:style style:name="T24" style:family="text">
      <style:text-properties loext:padding="0.049cm" loext:border-left="none" loext:border-right="none" loext:border-top="none" loext:border-bottom="0.26pt solid #c9211e"/>
    </style:style>
    <style:style style:name="T25" style:family="text">
      <style:text-properties loext:padding="0.049cm" loext:border="0.51pt solid #c9211e"/>
    </style:style>
    <style:style style:name="T26" style:family="text">
      <style:text-properties style:font-name="Liberation Serif1"/>
    </style:style>
    <style:style style:name="T27" style:family="text">
      <style:text-properties style:text-position="super 58%" fo:language="fr" fo:country="FR" style:text-underline-style="solid" style:text-underline-width="auto" style:text-underline-color="font-color"/>
    </style:style>
    <style:style style:name="T28" style:family="text">
      <style:text-properties fo:color="#069a2e"/>
    </style:style>
    <style:style style:name="T29" style:family="text">
      <style:text-properties fo:color="#069a2e" fo:language="fr" fo:country="FR"/>
    </style:style>
    <style:style style:name="T30" style:family="text">
      <style:text-properties fo:color="#069a2e" fo:language="fr" fo:country="FR" style:text-underline-style="solid" style:text-underline-width="auto" style:text-underline-color="font-color"/>
    </style:style>
    <style:style style:name="T31" style:family="text">
      <style:text-properties loext:border-line-width-bottom="0.026cm 0.026cm 0.002cm" loext:padding="0.049cm" loext:border-left="none" loext:border-right="none" loext:border-top="none" loext:border-bottom="1.56pt double #ff0000"/>
    </style:style>
    <style:style style:name="T32" style:family="text">
      <style:text-properties fo:color="#111111" style:text-underline-style="solid" style:text-underline-width="auto" style:text-underline-color="font-color"/>
    </style:style>
    <style:style style:name="T33" style:family="text">
      <style:text-properties loext:padding="0.049cm" loext:border="none"/>
    </style:style>
    <style:style style:name="T34" style:family="text">
      <style:text-properties fo:language="es" fo:country="ES"/>
    </style:style>
    <style:style style:name="T35" style:family="text">
      <style:text-properties fo:language="es" fo:country="ES" loext:padding="0.049cm" loext:border="none"/>
    </style:style>
    <style:style style:name="T36" style:family="text">
      <style:text-properties fo:language="es" fo:country="ES" style:text-underline-style="solid" style:text-underline-width="auto" style:text-underline-color="font-color" loext:padding="0.049cm" loext:border="none"/>
    </style:style>
    <style:style style:name="T37" style:family="text">
      <style:text-properties fo:language="es" fo:country="ES" loext:padding="0.049cm" loext:border-left="none" loext:border-right="none" loext:border-top="none" loext:border-bottom="0.26pt solid #c9211e"/>
    </style:style>
    <style:style style:name="T38" style:family="text">
      <style:text-properties fo:color="#0066cc"/>
    </style:style>
    <style:style style:name="T39" style:family="text">
      <style:text-properties fo:color="#0066cc" fo:language="fr" fo:country="FR"/>
    </style:style>
    <style:style style:name="T40" style:family="text">
      <style:text-properties fo:color="#0066cc" fo:language="fr" fo:country="FR" style:text-underline-style="solid" style:text-underline-width="auto" style:text-underline-color="font-color"/>
    </style:style>
    <style:style style:name="T41" style:family="text">
      <style:text-properties fo:color="#0066cc" fo:language="fr" fo:country="FR" style:text-underline-style="none"/>
    </style:style>
    <style:style style:name="T42" style:family="text">
      <style:text-properties fo:color="#0066cc" style:font-name="Arial" fo:font-size="18pt" fo:language="es" fo:country="ES" style:text-underline-style="solid" style:text-underline-width="auto" style:text-underline-color="font-color" style:font-size-asian="18pt" style:font-size-complex="18pt"/>
    </style:style>
    <style:style style:name="T43" style:family="text">
      <style:text-properties fo:color="#0066cc" style:font-name="Arial" fo:font-size="18pt" fo:language="es" fo:country="ES" style:text-underline-style="none" style:font-size-asian="18pt" style:font-size-complex="18pt"/>
    </style:style>
    <style:style style:name="T44" style:family="text">
      <style:text-properties fo:color="#0066cc" style:font-name="Arial" fo:font-size="18pt" fo:language="fr" fo:country="FR" style:text-underline-style="solid" style:text-underline-width="auto" style:text-underline-color="font-color" style:font-size-asian="18pt" style:font-size-complex="18pt"/>
    </style:style>
    <style:style style:name="T45" style:family="text">
      <style:text-properties fo:color="#0066cc" style:font-name="Arial" fo:font-size="18pt" fo:language="fr" fo:country="FR" style:text-underline-style="none" style:font-size-asian="18pt" style:font-size-complex="18pt"/>
    </style:style>
    <style:style style:name="T46" style:family="text">
      <style:text-properties loext:padding="0.049cm" loext:border-left="none" loext:border-right="none" loext:border-top="none" loext:border-bottom="0.26pt solid #158466"/>
    </style:style>
    <style:style style:name="T47" style:family="text">
      <style:text-properties style:text-underline-style="solid" style:text-underline-width="auto" style:text-underline-color="#ff3333"/>
    </style:style>
    <style:style style:name="T48" style:family="text">
      <style:text-properties style:text-underline-style="solid" style:text-underline-width="auto" style:text-underline-color="#00c000"/>
    </style:style>
    <style:style style:name="T49" style:family="text">
      <style:text-properties fo:color="#800080"/>
    </style:style>
    <style:style style:name="T50" style:family="text">
      <style:text-properties fo:color="#800080" fo:language="fr" fo:country="FR"/>
    </style:style>
    <style:style style:name="T51" style:family="text">
      <style:text-properties fo:color="#800080" fo:language="fr" fo:country="FR" style:text-underline-style="solid" style:text-underline-width="auto" style:text-underline-color="font-color"/>
    </style:style>
    <style:style style:name="T52" style:family="text">
      <style:text-properties fo:color="#3465a4"/>
    </style:style>
    <style:style style:name="T53" style:family="text">
      <style:text-properties fo:color="#3465a4" fo:language="es" fo:country="ES"/>
    </style:style>
    <style:style style:name="T54" style:family="text">
      <style:text-properties fo:color="#ffff00"/>
    </style:style>
    <style:style style:name="T55" style:family="text">
      <style:text-properties fo:background-color="#ff3333"/>
    </style:style>
    <style:style style:name="T56" style:family="text">
      <style:text-properties fo:background-color="#ffff0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svg:stroke-color="#ff0000" draw:fill-color="#ffffff" draw:textarea-horizontal-align="justify" draw:textarea-vertical-align="middle" draw:auto-grow-height="false" fo:min-height="0.418cm" fo:min-width="0.40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color="#f10d0c" draw:fill-color="#ff0000" draw:textarea-horizontal-align="justify" draw:textarea-vertical-align="middle" draw:auto-grow-height="false" fo:min-height="0.291cm" fo:min-width="0.38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loext:allow-overlap="true" svg:stroke-width="0cm" svg:stroke-color="#ff0000" draw:marker-start-width="0.353cm" draw:marker-end-width="0.353cm" draw:fill-color="#5983b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svg:stroke-color="#ff0000" draw:fill="none" draw:textarea-vertical-align="middle" draw:auto-grow-height="false" fo:min-height="1.478cm" fo:min-width="0.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loext:allow-overlap="tru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loext:allow-overlap="true"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10d0c" draw:fill-color="#ffffff" draw:textarea-horizontal-align="justify" draw:textarea-vertical-align="middle" draw:auto-grow-height="false" fo:min-height="0.363cm" fo:min-width="0.36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0000" draw:fill-color="#ffffff" draw:textarea-horizontal-align="justify" draw:textarea-vertical-align="middle" draw:auto-grow-height="false" fo:min-height="0.318cm" fo:min-width="0.367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Hoy es miércoles, nueve de septiembre de dos mil viente<text:span text:style-name="T12"> </text:span></text:p>
      <text:p text:style-name="P19"><text:span text:style-name="T1">Estamos a nueve de sept</text:span><text:span text:style-name="T1">i</text:span><text:span text:style-name="T1">embre de dos mil veinte</text:span>.</text:p>
      <text:p text:style-name="P7"/>
      <text:p text:style-name="P7"><text:span text:style-name="T4">¡ </text:span>Hola !</text:p>
      <text:p text:style-name="P7"/>
      <text:p text:style-name="P7"><text:span text:style-name="T9">Me llamo</text:span> <text:span text:style-name="T13">DORIAN</text:span></text:p>
      <text:p text:style-name="P7">TENGO QUINCE A<text:span text:style-name="T4">Ñ</text:span>OS</text:p>
      <text:p text:style-name="P7"/>
      <text:p text:style-name="P7">Hola</text:p>
      <text:p text:style-name="P7"/>
      <text:p text:style-name="P7">Nac<text:span text:style-name="T4">í</text:span> el dieciocho de abril dos mil cinco</text:p>
      <text:p text:style-name="P7"/>
      <text:p text:style-name="P7">vivo en una pequeña del norte de Francia</text:p>
      <text:p text:style-name="P7"><text:tab/> un pueblo <text:s text:c="4"/>al norte de Francia</text:p>
      <text:p text:style-name="P7"/>
      <text:p text:style-name="P7">mi numero de móvil es el <text:s/>y mi correo electrónico es ,,,,@,,,,,,,</text:p>
      <text:p text:style-name="P7"/>
      <text:p text:style-name="P7"><text:span text:style-name="T1">estudio</text:span> en el colegio<text:span text:style-name="T13"> Demailly</text:span></text:p>
      <text:p text:style-name="P7"><text:tab/> <text:s text:c="4"/>el colegio <text:span text:style-name="T13">jean Demailly</text:span> y mi profe de espa<text:span text:style-name="T4">ñ</text:span>ol</text:p>
      <text:p text:style-name="P7"/>
      <text:p text:style-name="P7">es la se<text:span text:style-name="T4">ñ</text:span>ora ( Sra ) FLORES</text:p>
      <text:p text:style-name="P4"/>
      <text:p text:style-name="P7">hoy es lunes catorce de septiembre de dos mil veinte</text:p>
      <text:p text:style-name="P7"/>
      <text:p text:style-name="P14">I) <text:span text:style-name="T5">¡</text:span><text:span text:style-name="T1"> </text:span><text:span text:style-name="T1">ojo !</text:span></text:p>
      <text:p text:style-name="P7">A) <text:span text:style-name="T1">le </text:span><text:span text:style-name="T14">présent de l'indicatif</text:span><text:span text:style-name="T13"> </text:span></text:p>
      <text:p text:style-name="P7"><text:span text:style-name="T13"><text:s text:c="4"/>1) </text:span><text:span text:style-name="T14">verbes réguliers</text:span></text:p>
      <text:p text:style-name="P7"><text:span text:style-name="T13"><text:s text:c="4"/></text:span><text:span text:style-name="T1">Repaso</text:span><text:span text:style-name="T12"> </text:span>: <text:span text:style-name="T13">il y a 3 groupes de verbes en espagnol</text:span></text:p>
      <text:list xml:id="list7929529010581391115" text:style-name="L1">
        <text:list-item>
          <text:list>
            <text:list-item>
              <text:list>
                <text:list-item>
                  <text:list>
                    <text:list-header>
                      <text:p text:style-name="P44">(-AR,-ER,-IR)</text:p>
                    </text:list-header>
                  </text:list>
                </text:list-item>
              </text:list>
            </text:list-item>
          </text:list>
        </text:list-item>
      </text:list>
      <text:p text:style-name="P7"/>
      <table:table table:name="Tableau1" table:style-name="Tableau1">
        <table:table-column table:style-name="Tableau1.A" table:number-columns-repeated="3"/>
        <table:table-row>
          <table:table-cell table:style-name="Tableau1.A1" office:value-type="string">
            <text:p text:style-name="P1">HABLAR</text:p>
          </table:table-cell>
          <table:table-cell table:style-name="Tableau1.A1" office:value-type="string">
            <text:p text:style-name="P1">APRENDER</text:p>
          </table:table-cell>
          <table:table-cell table:style-name="Tableau1.C1" office:value-type="string">
            <text:p text:style-name="P1">VIVIR</text:p>
          </table:table-cell>
        </table:table-row>
        <table:table-row>
          <table:table-cell table:style-name="Tableau1.A2" office:value-type="string">
            <text:p text:style-name="P1">Hablo</text:p>
          </table:table-cell>
          <table:table-cell table:style-name="Tableau1.A2" office:value-type="string">
            <text:p text:style-name="P1">Aprendo</text:p>
          </table:table-cell>
          <table:table-cell table:style-name="Tableau1.C2" office:value-type="string">
            <text:p text:style-name="P1">Vivo</text:p>
          </table:table-cell>
        </table:table-row>
        <table:table-row>
          <table:table-cell table:style-name="Tableau1.A2" office:value-type="string">
            <text:p text:style-name="P1">Hablas</text:p>
          </table:table-cell>
          <table:table-cell table:style-name="Tableau1.A2" office:value-type="string">
            <text:p text:style-name="P1">Aprendes</text:p>
          </table:table-cell>
          <table:table-cell table:style-name="Tableau1.C2" office:value-type="string">
            <text:p text:style-name="P1">Vives</text:p>
          </table:table-cell>
        </table:table-row>
        <text:soft-page-break/>
        <table:table-row>
          <table:table-cell table:style-name="Tableau1.A2" office:value-type="string">
            <text:p text:style-name="P1">Habla</text:p>
          </table:table-cell>
          <table:table-cell table:style-name="Tableau1.A2" office:value-type="string">
            <text:p text:style-name="P1">Aprende</text:p>
          </table:table-cell>
          <table:table-cell table:style-name="Tableau1.C2" office:value-type="string">
            <text:p text:style-name="P1">Vive</text:p>
          </table:table-cell>
        </table:table-row>
        <table:table-row>
          <table:table-cell table:style-name="Tableau1.A2" office:value-type="string">
            <text:p text:style-name="P1">Hablamos</text:p>
          </table:table-cell>
          <table:table-cell table:style-name="Tableau1.A2" office:value-type="string">
            <text:p text:style-name="P1">Aprendemos</text:p>
          </table:table-cell>
          <table:table-cell table:style-name="Tableau1.C2" office:value-type="string">
            <text:p text:style-name="P1">Vivimos</text:p>
          </table:table-cell>
        </table:table-row>
        <table:table-row>
          <table:table-cell table:style-name="Tableau1.A2" office:value-type="string">
            <text:p text:style-name="P1">Habláis</text:p>
          </table:table-cell>
          <table:table-cell table:style-name="Tableau1.A2" office:value-type="string">
            <text:p text:style-name="P1">Aprendéis</text:p>
          </table:table-cell>
          <table:table-cell table:style-name="Tableau1.C2" office:value-type="string">
            <text:p text:style-name="P1">Vivís</text:p>
          </table:table-cell>
        </table:table-row>
        <table:table-row>
          <table:table-cell table:style-name="Tableau1.A2" office:value-type="string">
            <text:p text:style-name="P1">Hablan</text:p>
          </table:table-cell>
          <table:table-cell table:style-name="Tableau1.A2" office:value-type="string">
            <text:p text:style-name="P1">Aprenden</text:p>
          </table:table-cell>
          <table:table-cell table:style-name="Tableau1.C2" office:value-type="string">
            <text:p text:style-name="P1">Viven</text:p>
          </table:table-cell>
        </table:table-row>
      </table:table>
      <text:p text:style-name="P7"/>
      <text:p text:style-name="P7"/>
      <text:p text:style-name="P17">Hoy es martes quince de septiembre de dos mil veinte</text:p>
      <text:p text:style-name="P6"/>
      <text:p text:style-name="P7"><text:span text:style-name="T12">2) </text:span>verbos en – go</text:p>
      <text:list xml:id="list2958903890665549635" text:style-name="L2">
        <text:list-header>
          <text:p text:style-name="P45"/>
        </text:list-header>
      </text:list>
      <table:table table:name="Tableau2" table:style-name="Tableau2">
        <table:table-column table:style-name="Tableau2.A"/>
        <table:table-column table:style-name="Tableau2.B"/>
        <table:table-row>
          <table:table-cell table:style-name="Tableau2.A1" office:value-type="string">
            <text:p text:style-name="P1">Ex : TENER</text:p>
          </table:table-cell>
          <table:table-cell table:style-name="Tableau2.B1" office:value-type="string">
            <text:p text:style-name="P2">HACER</text:p>
          </table:table-cell>
        </table:table-row>
        <table:table-row>
          <table:table-cell table:style-name="Tableau2.A2" office:value-type="string">
            <text:p text:style-name="P1">TENGO</text:p>
          </table:table-cell>
          <table:table-cell table:style-name="Tableau2.B2" office:value-type="string">
            <text:p text:style-name="P1">HAGO</text:p>
          </table:table-cell>
        </table:table-row>
        <table:table-row>
          <table:table-cell table:style-name="Tableau2.A2" office:value-type="string">
            <text:p text:style-name="P1">TIENES</text:p>
          </table:table-cell>
          <table:table-cell table:style-name="Tableau2.B2" office:value-type="string">
            <text:p text:style-name="P1">HACES</text:p>
          </table:table-cell>
        </table:table-row>
        <table:table-row>
          <table:table-cell table:style-name="Tableau2.A2" office:value-type="string">
            <text:p text:style-name="P1">TIENE</text:p>
          </table:table-cell>
          <table:table-cell table:style-name="Tableau2.B2" office:value-type="string">
            <text:p text:style-name="P1">HACE</text:p>
          </table:table-cell>
        </table:table-row>
        <table:table-row>
          <table:table-cell table:style-name="Tableau2.A2" office:value-type="string">
            <text:p text:style-name="P1">TENEMOS</text:p>
          </table:table-cell>
          <table:table-cell table:style-name="Tableau2.B2" office:value-type="string">
            <text:p text:style-name="P1">HACEMOS</text:p>
          </table:table-cell>
        </table:table-row>
        <table:table-row>
          <table:table-cell table:style-name="Tableau2.A2" office:value-type="string">
            <text:p text:style-name="P1">TENÉIS</text:p>
          </table:table-cell>
          <table:table-cell table:style-name="Tableau2.B2" office:value-type="string">
            <text:p text:style-name="P1">HACÉIS</text:p>
          </table:table-cell>
        </table:table-row>
        <table:table-row>
          <table:table-cell table:style-name="Tableau2.A2" office:value-type="string">
            <text:p text:style-name="P1">TIENEN</text:p>
          </table:table-cell>
          <table:table-cell table:style-name="Tableau2.B2" office:value-type="string">
            <text:p text:style-name="P1">HACEN</text:p>
          </table:table-cell>
        </table:table-row>
      </table:table>
      <text:p text:style-name="P7"/>
      <text:p text:style-name="P7">Ex : <text:span text:style-name="T13">Verbes irrégulier.</text:span></text:p>
      <text:p text:style-name="P7"/>
      <text:p text:style-name="P7">Ex : SER (repaso)</text:p>
      <text:p text:style-name="P7"><text:tab/>Soy</text:p>
      <text:p text:style-name="P7"><text:tab/>Eres</text:p>
      <text:p text:style-name="P7"><text:tab/>Es</text:p>
      <text:p text:style-name="P7"><text:tab/>Somos</text:p>
      <text:p text:style-name="P7"><text:tab/>Sois</text:p>
      <text:p text:style-name="P7"><text:tab/>Son</text:p>
      <text:p text:style-name="P7"/>
      <text:p text:style-name="P7"><draw:custom-shape text:anchor-type="paragraph" draw:z-index="1" draw:name="Forme1" draw:style-name="gr2" svg:width="0.763cm" svg:height="0.872cm" svg:x="-0.259cm" svg:y="0.72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7"><text:span text:style-name="T18">!</text:span> <text:s/>LLAMARSE <text:span text:style-name="T13">au présent d</text:span><text:span text:style-name="T13">e</text:span><text:span text:style-name="T13"> l'indicatif :</text:span></text:p>
      <text:p text:style-name="P11"/>
      <text:p text:style-name="P11"/>
      <table:table table:name="Tableau3" table:style-name="Tableau3">
        <table:table-column table:style-name="Tableau3.A"/>
        <table:table-column table:style-name="Tableau3.B"/>
        <text:soft-page-break/>
        <table:table-row>
          <table:table-cell table:style-name="Tableau3.A1" office:value-type="string">
            <text:p text:style-name="P3">Yo</text:p>
          </table:table-cell>
          <table:table-cell table:style-name="Tableau3.A1" office:value-type="string">
            <text:p text:style-name="P3"><text:span text:style-name="T15">Me</text:span> llam<text:span text:style-name="T16">o</text:span></text:p>
          </table:table-cell>
        </table:table-row>
        <table:table-row>
          <table:table-cell table:style-name="Tableau3.A1" office:value-type="string">
            <text:p text:style-name="P3">T<text:span text:style-name="T4">ú</text:span></text:p>
          </table:table-cell>
          <table:table-cell table:style-name="Tableau3.A1" office:value-type="string">
            <text:p text:style-name="P3"><text:span text:style-name="T15">Te</text:span> llam<text:span text:style-name="T16">as</text:span></text:p>
          </table:table-cell>
        </table:table-row>
        <table:table-row>
          <table:table-cell table:style-name="Tableau3.A1" office:value-type="string">
            <text:p text:style-name="P3"><text:span text:style-name="T4">É</text:span>l / Ella / Usted</text:p>
          </table:table-cell>
          <table:table-cell table:style-name="Tableau3.A1" office:value-type="string">
            <text:p text:style-name="P3"><text:span text:style-name="T15">Se</text:span> llam<text:span text:style-name="T16">a</text:span></text:p>
          </table:table-cell>
        </table:table-row>
        <table:table-row>
          <table:table-cell table:style-name="Tableau3.A1" office:value-type="string">
            <text:p text:style-name="P3">Nosotros (as)</text:p>
          </table:table-cell>
          <table:table-cell table:style-name="Tableau3.A1" office:value-type="string">
            <text:p text:style-name="P3"><text:span text:style-name="T15">Nos</text:span> llam<text:span text:style-name="T16">amos</text:span></text:p>
          </table:table-cell>
        </table:table-row>
        <table:table-row>
          <table:table-cell table:style-name="Tableau3.A1" office:value-type="string">
            <text:p text:style-name="P3">Vosotros (as)</text:p>
          </table:table-cell>
          <table:table-cell table:style-name="Tableau3.A1" office:value-type="string">
            <text:p text:style-name="P3"><text:span text:style-name="T15">Os</text:span> llam<text:span text:style-name="T16">áis</text:span></text:p>
          </table:table-cell>
        </table:table-row>
        <table:table-row>
          <table:table-cell table:style-name="Tableau3.A1" office:value-type="string">
            <text:p text:style-name="P3">Ellos / Ellas / Ustedes</text:p>
          </table:table-cell>
          <table:table-cell table:style-name="Tableau3.A1" office:value-type="string">
            <text:p text:style-name="P3"><text:span text:style-name="T15">Se</text:span> llam<text:span text:style-name="T16">an</text:span></text:p>
          </table:table-cell>
        </table:table-row>
      </table:table>
      <text:p text:style-name="P11"/>
      <text:p text:style-name="P17">Hoy es lunes doce de octubre de dos mil veinte</text:p>
      <text:p text:style-name="P7"/>
      <text:p text:style-name="P11">B/ <text:span text:style-name="T1">les mots </text:span><text:span text:style-name="T1">interrogatifs</text:span> :</text:p>
      <text:p text:style-name="P7">- c<text:span text:style-name="T4">ó</text:span>mo → <text:span text:style-name="T13">comment</text:span></text:p>
      <text:p text:style-name="P7">- quién(es) → qui</text:p>
      <text:p text:style-name="P7">- cu<text:span text:style-name="T4">á</text:span>nto (a,as,os) → <text:span text:style-name="T13">combien</text:span></text:p>
      <text:p text:style-name="P7">- d<text:span text:style-name="T4">ó</text:span>nde → <text:span text:style-name="T13">où</text:span></text:p>
      <text:p text:style-name="P7">- cuándo → <text:span text:style-name="T13">quand</text:span></text:p>
      <text:p text:style-name="P7">- qué → <text:span text:style-name="T13">quoi</text:span></text:p>
      <text:p text:style-name="P7">- por qué → <text:span text:style-name="T13">p</text:span><text:span text:style-name="T13">ourquoi</text:span></text:p>
      <text:p text:style-name="P7">- cuál (es) → <text:span text:style-name="T13">quel est</text:span></text:p>
      <text:p text:style-name="P7"/>
      <text:p text:style-name="P11">Ils portent <text:span text:style-name="T19">obligatoirement </text:span>un accent écrit que l’interrogation soit directe ou indirecte.</text:p>
      <text:p text:style-name="P7"><text:tab/>Ex : <text:span text:style-name="T4">¿</text:span> C<text:span text:style-name="T4">ó</text:span>mo te llamas ?</text:p>
      <text:p text:style-name="P7"><text:tab/>Te pregunto c<text:span text:style-name="T4">ó</text:span>mo te llamas</text:p>
      <text:p text:style-name="P7">nuestro (a) / nuestros = <text:span text:style-name="T13">notre</text:span></text:p>
      <text:p text:style-name="P7"/>
      <text:p text:style-name="P7"/>
      <text:p text:style-name="P17">Hoy es martes tres de noviembre de dos mil veinte</text:p>
      <text:p text:style-name="P7"/>
      <text:p text:style-name="P7">Se trata de un dibujo humorístico del dibujante español que se llama Rioja Se titula la expulsión del paraíso y fue <text:span text:style-name="T1">publicado</text:span> en la <text:span text:style-name="T1">revista</text:span> Jueves.</text:p>
      <text:p text:style-name="P7"/>
      <text:p text:style-name="P7"/>
      <text:p text:style-name="P7"/>
      <text:p text:style-name="P17"><text:soft-page-break/>Hoy es miércoles cuatro de noviembre de dos mil veinte</text:p>
      <text:p text:style-name="P7"/>
      <text:p text:style-name="P7"><draw:line text:anchor-type="paragraph" draw:z-index="2" draw:name="Forme2" draw:style-name="gr3" draw:text-style-name="P60" svg:x1="3.101cm" svg:y1="0.023cm" svg:x2="3.101cm" svg:y2="1.598cm"><text:p/></draw:line><draw:custom-shape text:anchor-type="paragraph" draw:z-index="3" draw:name="Forme3" draw:style-name="gr4" draw:text-style-name="P60" svg:width="0.562cm" svg:height="1.56cm" svg:x="6.121cm" svg:y="0.05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La escena <text:s/><text:span text:style-name="T21">pasa</text:span> <text:s text:c="11"/>en una playa, en verano</text:p>
      <text:p text:style-name="P7"><text:tab/><text:tab/> <text:s text:c="3"/><text:span text:style-name="T21">tiene lugar</text:span> <text:s text:c="2"/></text:p>
      <text:p text:style-name="P7">(hace calor, hace sol, no hay nubes, el cielo est<text:span text:style-name="T4">á</text:span> despejado … ) y la fecha del calendario es el tr<text:span text:style-name="T20">ei</text:span>nta de agosto.</text:p>
      <text:p text:style-name="P7">Los protagonistas son cuatro : un <text:span text:style-name="T4">á</text:span>ngel y una fami<text:span text:style-name="T21">l</text:span>ia de turistas, un padre, una madre y su hijo.</text:p>
      <text:p text:style-name="P7"/>
      <text:p text:style-name="P17">Hoy es lunes nueve de noviembre de dos mil veinte</text:p>
      <text:p text:style-name="P17"/>
      <text:p text:style-name="P9"><draw:line text:anchor-type="paragraph" draw:z-index="4" draw:name="Forme4" draw:style-name="gr5" draw:text-style-name="P60" svg:x1="4.025cm" svg:y1="0.25cm" svg:x2="4.025cm" svg:y2="1.386cm"><text:p/></draw:line><text:span text:style-name="T23">Vemos que</text:span> <text:s text:c="5"/>el ángel tiene en la mano una <text:s/>espada de</text:p>
      <text:p text:style-name="P9">Notamos que</text:p>
      <text:p text:style-name="P9"><draw:line text:anchor-type="paragraph" draw:z-index="5" draw:name="Forme5" draw:style-name="gr5" draw:text-style-name="P60" svg:x1="2.205cm" svg:y1="0.161cm" svg:x2="2.205cm" svg:y2="1.329cm"><text:p/></draw:line><draw:line text:anchor-type="paragraph" draw:z-index="7" draw:name="Forme7" draw:style-name="gr5" draw:text-style-name="P59" svg:x1="12.041cm" svg:y1="0.084cm" svg:x2="12.089cm" svg:y2="2.187cm"><text:p/></draw:line>fuego y amenaza <text:span text:style-name="T22">a</text:span> los turistas que <text:span text:style-name="T19">se</text:span> <text:span text:style-name="T19">van</text:span> <text:span text:style-name="T19">corriendo</text:span></text:p>
      <text:p text:style-name="P9"><draw:line text:anchor-type="paragraph" draw:z-index="6" draw:name="Forme6" draw:style-name="gr5" draw:text-style-name="P60" svg:x1="9.753cm" svg:y1="0.566cm" svg:x2="9.799cm" svg:y2="0.504cm"><text:p/></draw:line> <text:s text:c="12"/>expulsa <text:s text:c="43"/><text:span text:style-name="T19">llorando</text:span></text:p>
      <text:p text:style-name="P9"><draw:line text:anchor-type="paragraph" draw:z-index="8" draw:name="Forme8" draw:style-name="gr5" draw:text-style-name="P60" svg:x1="12.196cm" svg:y1="0.598cm" svg:x2="12.26cm" svg:y2="0.552cm"><text:p/></draw:line> <text:s text:c="68"/><text:span text:style-name="T19">llevando </text:span>sus maletas y sus cosas. (el padre se lleva una sombrilla, la madre su radio y el ni<text:span text:style-name="T4">ñ</text:span>o un cubito y una pala)</text:p>
      <text:p text:style-name="P9"/>
      <text:p text:style-name="P17">Hoy es lunes dieciséis de noviembre de dos mil veinte</text:p>
      <text:p text:style-name="P17"/>
      <text:p text:style-name="P9">El ángel les expulsa <text:span text:style-name="T24">amenazándo</text:span><text:span text:style-name="T25">les</text:span> <text:span text:style-name="T23">pero</text:span> <text:span text:style-name="T23">también</text:span> <text:span text:style-name="T24">enseñándo</text:span><text:span text:style-name="T25">les</text:span> la fecha del calendario.</text:p>
      <text:p text:style-name="P9">Les expulsa porque se acaban las vacaciones.</text:p>
      <text:p text:style-name="P9"><draw:line text:anchor-type="paragraph" draw:z-index="9" draw:name="Forme9" draw:style-name="gr6" draw:text-style-name="P60" svg:x1="9.133cm" svg:y1="0.138cm" svg:x2="9.149cm" svg:y2="2.175cm"><text:p/></draw:line>Los turistas están tristes porque v<text:span text:style-name="T8">ue</text:span>lven a casa <text:s/></text:p>
      <text:p text:style-name="P9"><text:tab/><text:tab/><text:tab/><text:tab/><text:tab/><text:tab/><text:tab/> <text:s text:c="2"/><text:span text:style-name="T24">tienen que</text:span> <text:span text:style-name="T8">*</text:span>volver a casa</text:p>
      <text:p text:style-name="P9"><text:tab/><text:tab/><text:tab/><text:tab/><text:tab/><text:tab/><text:tab/> <text:s text:c="2"/>vuelven al infierno.</text:p>
      <text:p text:style-name="P9">El niño <text:span text:style-name="T19">tiene que</text:span> <text:span text:style-name="T8">*</text:span><text:span text:style-name="T19">volver a</text:span> clase.</text:p>
      <text:p text:style-name="P9">Los turistas <text:span text:style-name="T19">tienen que</text:span> <text:span text:style-name="T8">*</text:span><text:span text:style-name="T19">volver a</text:span> trabajar.</text:p>
      <text:p text:style-name="P9"/>
      <text:p text:style-name="P9"/>
      <text:p text:style-name="P9"/>
      <text:p text:style-name="P9"/>
      <text:p text:style-name="P17">Hoy es martes diecisiete de noviembre de dos mil veinte</text:p>
      <text:p text:style-name="P9"/>
      <text:p text:style-name="P9"><text:soft-page-break/>I/ <text:span text:style-name="T5">¿ </text:span><text:span text:style-name="T1">Qué significa … ? </text:span><text:span text:style-name="T5">¿ Cómo se dice … ?</text:span></text:p>
      <text:p text:style-name="P5"/>
      <text:p text:style-name="P9">un dibujo : un <text:span text:style-name="T13">dessin</text:span></text:p>
      <text:p text:style-name="P9">un dibujante : un <text:span text:style-name="T13">dessinateur</text:span></text:p>
      <text:p text:style-name="P9">dibujar : <text:span text:style-name="T13">dessiner</text:span> </text:p>
      <text:p text:style-name="P9">una revista : une <text:span text:style-name="T13">revue</text:span></text:p>
      <text:p text:style-name="P9">fue publicado/a : <text:span text:style-name="T13">il</text:span> / elle a <text:span text:style-name="T13">été publié</text:span>(e)</text:p>
      <text:p text:style-name="P9">titularse : <text:s/><text:span text:style-name="T13">s’intituler</text:span></text:p>
      <text:p text:style-name="P9">el t<text:span text:style-name="T26">í</text:span>tulo : le <text:span text:style-name="T13">titre</text:span> </text:p>
      <text:p text:style-name="P9">la escena pasa : la <text:span text:style-name="T13">scène</text:span> se <text:span text:style-name="T13">passe</text:span></text:p>
      <text:p text:style-name="P9">la escena tiene lugar : la <text:span text:style-name="T13">scène à lieu </text:span></text:p>
      <text:p text:style-name="P9">notamos que : <text:span text:style-name="T13">nous remarquons</text:span> que</text:p>
      <text:p text:style-name="P9">vemos que : <text:span text:style-name="T13">nous voyons</text:span> que</text:p>
      <text:p text:style-name="P9">también : <text:span text:style-name="T13">aussi / également</text:span></text:p>
      <text:p text:style-name="P9"><text:span text:style-name="T16">*</text:span>volver a : <text:span text:style-name="T13">rentrer</text:span> / revenir</text:p>
      <text:p text:style-name="P9"/>
      <text:p text:style-name="P6"><text:span text:style-name="T4">¡</text:span> OJO !</text:p>
      <text:p text:style-name="P9"/>
      <text:p text:style-name="P22">A/ <text:span text:style-name="T14">la formation du participe présent</text:span><text:span text:style-name="T1"> </text:span><text:span text:style-name="T1">(en + </text:span><text:span text:style-name="T14">verbe</text:span><text:span text:style-name="T1">)</text:span> :</text:p>
      <text:p text:style-name="P9"><text:span text:style-name="T28">1/ </text:span><text:span text:style-name="T30">Verbes réguliers</text:span><text:span text:style-name="T28"> :</text:span> </text:p>
      <text:p text:style-name="P9"><text:tab/>a) <text:span text:style-name="T14">verbes du 1</text:span><text:span text:style-name="T27">er</text:span><text:span text:style-name="T14"> groupe</text:span><text:span text:style-name="T13"> :</text:span> <text:span text:style-name="T8">AR</text:span> → radical + <text:span text:style-name="T8">ANDO</text:span></text:p>
      <text:p text:style-name="P9"><text:span text:style-name="T8"><text:tab/><text:tab/></text:span>ex : habl<text:span text:style-name="T8">ar</text:span> → habl<text:span text:style-name="T8">ando</text:span></text:p>
      <text:p text:style-name="P9"><text:span text:style-name="T8"><text:tab/></text:span><text:span text:style-name="T13">b/ </text:span><text:span text:style-name="T14">verbes du 2eme et 3eme groupes</text:span> : </text:p>
      <text:p text:style-name="P9"><text:tab/> <text:tab/><text:span text:style-name="T8">ER </text:span>→ radical + <text:span text:style-name="T8">IENDO</text:span></text:p>
      <text:p text:style-name="P9"><text:tab/><text:tab/><text:span text:style-name="T8">IR</text:span> → radical + <text:span text:style-name="T8">IENDO</text:span></text:p>
      <text:p text:style-name="P9"><text:tab/><text:tab/>ex : COM<text:span text:style-name="T8">ER </text:span>→ COM<text:span text:style-name="T8">IENDO</text:span></text:p>
      <text:p text:style-name="P9"><text:tab/><text:tab/>ex : VIV<text:span text:style-name="T8">IR</text:span> → VIV<text:span text:style-name="T8">IENDO</text:span></text:p>
      <text:p text:style-name="P15"/>
      <text:p text:style-name="P9"><text:span text:style-name="T29">2/ </text:span><text:span text:style-name="T30">Verbes irréguliers</text:span><text:span text:style-name="T29"> :</text:span></text:p>
      <text:p text:style-name="P23"/>
      <text:p text:style-name="P9"><text:s text:c="2"/>CAER (<text:span text:style-name="T13">tomber</text:span>) → CA<text:span text:style-name="T8">Y</text:span>ENDO <text:s text:c="2"/><text:tab/></text:p>
      <text:p text:style-name="P9"><text:s text:c="2"/>MORIR → M<text:span text:style-name="T8">U</text:span>RIENDO</text:p>
      <text:p text:style-name="P9"><text:s text:c="2"/>CREER (<text:span text:style-name="T13">croire</text:span>) → CRE<text:span text:style-name="T8">Y</text:span>ENDO <text:s text:c="2"/></text:p>
      <text:p text:style-name="P9"><text:span text:style-name="T8">*</text:span> PEDIR (<text:span text:style-name="T13">demander</text:span> de) → P<text:span text:style-name="T8">I</text:span>DIENDO</text:p>
      <text:p text:style-name="P9"><text:span text:style-name="T8">*</text:span> DECIR (<text:span text:style-name="T13">dire</text:span>) → D<text:span text:style-name="T8">I</text:span>CIENDO<text:tab/> <text:s text:c="5"/></text:p>
      <text:p text:style-name="P9"><text:soft-page-break/><text:span text:style-name="T8">*</text:span> PODER (<text:span text:style-name="T13">pouvoir</text:span>) → P<text:span text:style-name="T8">U</text:span>DIENDO</text:p>
      <text:p text:style-name="P9"><text:s text:c="2"/>HUIR (fuir se <text:span text:style-name="T13">sauver</text:span>)<text:tab/>→ HUYENDO<text:tab/> </text:p>
      <text:p text:style-name="P9"><text:s text:c="2"/>REIR → R<text:span text:style-name="T8">IENDO</text:span></text:p>
      <text:p text:style-name="P9"><text:span text:style-name="T8">* </text:span>IR → <text:span text:style-name="T8">YENDO</text:span><text:tab/><text:tab/><text:tab/> <text:s/><text:tab/><text:tab/><text:tab/> </text:p>
      <text:p text:style-name="P9"><text:s text:c="2"/>SENTIR (<text:span text:style-name="T13">regretter</text:span>) → S<text:span text:style-name="T8">I</text:span>NTIENDO</text:p>
      <text:p text:style-name="P9"><text:span text:style-name="T8">*</text:span> LEER → LE<text:span text:style-name="T8">Y</text:span>ENDO<text:tab/><text:tab/> <text:s/><text:tab/><text:tab/><text:tab/> <text:s/></text:p>
      <text:p text:style-name="P9"><text:s text:c="2"/>SEGUIR (<text:span text:style-name="T13">suivre</text:span>) → S<text:span text:style-name="T8">I</text:span>GUIENDO</text:p>
      <text:p text:style-name="P9"><text:s text:c="2"/>VENIR → V<text:span text:style-name="T8">I</text:span>NIENDO</text:p>
      <text:p text:style-name="P9">* dormir --&gt; durmiendo</text:p>
      <text:p text:style-name="P9"><text:s text:c="5"/>… </text:p>
      <text:p text:style-name="P9">“El ángel les expulsa <text:span text:style-name="T24">amenaz</text:span><text:span text:style-name="T31">ándoles</text:span> con una espada de fuego”.</text:p>
      <text:p text:style-name="P9">“Los turistas se van corr<text:span text:style-name="T31">iendo</text:span>”</text:p>
      <text:p text:style-name="P15">Le participe <text:span text:style-name="T13">présent est</text:span> invariable.</text:p>
      <text:p text:style-name="P15"/>
      <text:p text:style-name="P24"><text:span text:style-name="T32">Hoy es martes veinticuatro de noviembre de dos mil veinte</text:span> </text:p>
      <text:p text:style-name="P13"/>
      <text:p text:style-name="P28">B/ <text:span text:style-name="T1">La préposition </text:span><text:span text:style-name="T2">a</text:span><text:span text:style-name="T33">:</text:span></text:p>
      <text:p text:style-name="P27"><draw:custom-shape text:anchor-type="paragraph" draw:z-index="0" draw:name="Forme10" draw:style-name="gr1" draw:text-style-name="P59" svg:width="0.578cm" svg:height="0.592cm" svg:x="11.77cm" svg:y="0.141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3">On emploie obligatoirement la préposition a quand </text:span><text:span text:style-name="T33">le COD est une personne déterminée, un animal familier ou une chose personnifiée.</text:span></text:p>
      <text:p text:style-name="P27"><text:span text:style-name="T33"><text:tab/></text:span><text:span text:style-name="T35">“</text:span><text:span text:style-name="T35">El ángel amenaza </text:span><text:span text:style-name="T11">a</text:span><text:span text:style-name="T35"> los turista”</text:span></text:p>
      <text:p text:style-name="P25"/>
      <text:p text:style-name="P29"><text:span text:style-name="T35">C/ </text:span><text:span text:style-name="T36">IR </text:span><text:span text:style-name="T3">au présent de l’indicatif</text:span><text:span text:style-name="T36"> </text:span><text:span text:style-name="T35">:</text:span></text:p>
      <text:p text:style-name="P26"/>
      <text:p text:style-name="P27"><text:span text:style-name="T35"><text:tab/></text:span><text:span text:style-name="T11">VOY<text:tab/><text:tab/>VAMOS</text:span></text:p>
      <text:p text:style-name="P16"><text:tab/>VAS<text:tab/><text:tab/><text:tab/>VAIS</text:p>
      <text:p text:style-name="P16"><text:tab/>VA <text:tab/><text:tab/><text:tab/>VAN</text:p>
      <text:p text:style-name="P29"><text:span text:style-name="T35">D/ </text:span><text:span text:style-name="T36">TENER QUE + </text:span><text:span text:style-name="T3">infinitif</text:span><text:span text:style-name="T36"> = </text:span><text:span text:style-name="T3">DEVOIR (obligation</text:span><text:span text:style-name="T36">)</text:span><text:span text:style-name="T35">:</text:span></text:p>
      <text:p text:style-name="P30"/>
      <text:p text:style-name="P27"><text:span text:style-name="T35">“los turistas </text:span><text:span text:style-name="T37">tienen que</text:span><text:span text:style-name="T35"> volver a casa”</text:span></text:p>
      <text:p text:style-name="P25"/>
      <text:p text:style-name="P25"/>
      <text:p text:style-name="P25">- Las cuatro estaciones son :</text:p>
      <text:list xml:id="list9033210598468967483" text:style-name="L3">
        <text:list-item>
          <text:p text:style-name="P48">La primavera </text:p>
        </text:list-item>
        <text:list-item>
          <text:p text:style-name="P57"><text:soft-page-break/><text:span text:style-name="T35">El </text:span><text:span text:style-name="T35">otoño</text:span><text:span text:style-name="T35"> </text:span></text:p>
        </text:list-item>
        <text:list-item>
          <text:p text:style-name="P48">El inverno</text:p>
        </text:list-item>
        <text:list-item>
          <text:p text:style-name="P48">el verano</text:p>
        </text:list-item>
      </text:list>
      <text:p text:style-name="P25"/>
      <text:p text:style-name="P18">Hoy es martes uno de diciembre de dos mil veinte</text:p>
      <text:p text:style-name="P20"/>
      <text:p text:style-name="P21"><text:span text:style-name="T38">1)</text:span><text:span text:style-name="T39"> </text:span><text:span text:style-name="T40">L</text:span><text:span text:style-name="T40">es adjectifs </text:span><text:span text:style-name="T40">possessifs </text:span><text:span text:style-name="T40">(placés avant le nom) : mon, ma me</text:span><text:span text:style-name="T40">s</text:span><text:span text:style-name="T40">,</text:span><text:span text:style-name="T40"> vos</text:span><text:span text:style-name="T40">, votre…</text:span><text:span text:style-name="T41"> :</text:span></text:p>
      <text:p text:style-name="P12"/>
      <text:p text:style-name="P8">mi: <text:span text:style-name="T13">mon, ma, mes</text:span></text:p>
      <text:p text:style-name="P8">tu: ton, ta, tes</text:p>
      <text:p text:style-name="P8">su: <text:span text:style-name="T13">son, sa, ses</text:span></text:p>
      <text:p text:style-name="P8">nuestro(a, os, as): <text:span text:style-name="T13">notre - nos</text:span></text:p>
      <text:p text:style-name="P8">vuestro(a, os,as): <text:span text:style-name="T13">votre - vos</text:span></text:p>
      <text:p text:style-name="P8">su(s): <text:span text:style-name="T13">leur, leurs.</text:span></text:p>
      <text:list xml:id="list7181393228564957874" text:style-name="L4">
        <text:list-header>
          <text:p text:style-name="P46"/>
        </text:list-header>
      </text:list>
      <text:p text:style-name="P31"><text:span text:style-name="T43">2) </text:span><text:span text:style-name="T42">L</text:span><text:span text:style-name="T42">es </text:span><text:span text:style-name="T44">adj</text:span><text:span text:style-name="T44">ectifs</text:span><text:span text:style-name="T44"> </text:span><text:span text:style-name="T44">possessifs</text:span><text:span text:style-name="T44">(après le nom): à moi... à nous... à elles…</text:span><text:span text:style-name="T45"> : </text:span></text:p>
      <text:p text:style-name="P8"/>
      <text:p text:style-name="P8">mio (a, os, as) : <text:span text:style-name="T13">à moi</text:span></text:p>
      <text:p text:style-name="P8">tuyo (a, os, as) : <text:span text:style-name="T13">à toi</text:span></text:p>
      <text:p text:style-name="P8">suyo (a, os, as) : <text:span text:style-name="T13">à</text:span><text:span text:style-name="T13"> lui, à elle, à vous.</text:span></text:p>
      <text:p text:style-name="P8">Nuestro (a, os, as) :<text:span text:style-name="T13"> à nous</text:span></text:p>
      <text:p text:style-name="P8">vuestro (a, os, as) :<text:span text:style-name="T13"> à vous</text:span></text:p>
      <text:p text:style-name="P8">suyo (a, os, as) : <text:span text:style-name="T13">eux, à elles, à vous.</text:span></text:p>
      <text:p text:style-name="P10"/>
      <text:p text:style-name="P18">Hoy es lunes siete de diciembre de dos mil veinte</text:p>
      <text:p text:style-name="P10"/>
      <text:p text:style-name="P25">En este documento, un joven bloguero que se llama Diego publica d<text:span text:style-name="T4">ó</text:span>nde <text:span text:style-name="T19">ha passado</text:span> y <text:span text:style-name="T46">lo que</text:span> <text:span text:style-name="T19">ha</text:span> <text:span text:style-name="T19">hecho</text:span> duranto sus va<text:span text:style-name="T46">ca</text:span>ciones de verano, en agosto. </text:p>
      <text:p text:style-name="P25">Escribe / <text:span text:style-name="T46">relata</text:span> / <text:span text:style-name="T46">c</text:span><text:span text:style-name="T17">ue</text:span><text:span text:style-name="T46">nta</text:span> en <text:span text:style-name="T46">este fragmento</text:span> (<text:span text:style-name="T46">art</text:span><text:span text:style-name="T6">í</text:span><text:span text:style-name="T46">culo</text:span>) que <text:span text:style-name="T19">ha ido</text:span> a Andaluc<text:span text:style-name="T4">í</text:span>a (al sur de Espa<text:span text:style-name="T4">ñ</text:span>a) y que <text:span text:style-name="T19">ha pasado</text:span> vacaciones geniales / fenomenales / estupendas.</text:p>
      <text:p text:style-name="P10"><text:soft-page-break/></text:p>
      <text:p text:style-name="P32">Hoy es martes ocho diciembre de dos mil veinte</text:p>
      <text:p text:style-name="P32"/>
      <text:p text:style-name="P10">Explica que<text:span text:style-name="T47"> ha hecho</text:span> un cursillo de equitaci<text:span text:style-name="T4">ó</text:span>n y que <text:span text:style-name="T47">ha</text:span> <text:span text:style-name="T47">celebrado</text:span> su cumplea<text:span text:style-name="T4">ñ</text:span>os con sus amigos (<text:span text:style-name="T47">han</text:span> <text:span text:style-name="T47">hecho</text:span> una fiesta genial).</text:p>
      <text:p text:style-name="P10"><text:span text:style-name="T48">Notamos que</text:span> (<text:span text:style-name="T48">vemos que, nos enteramos (de) que</text:span>) publica <text:span text:style-name="T48">su art</text:span><text:span text:style-name="T7">í</text:span><text:span text:style-name="T48">culo</text:span> el diecisiete de septiembre de dos mil catorce.</text:p>
      <text:p text:style-name="P10"/>
      <text:p text:style-name="P10">- <text:span text:style-name="T48">Ya no</text:span> est<text:span text:style-name="T4">á</text:span> de vacaciones.</text:p>
      <text:p text:style-name="P10">- <text:span text:style-name="T47">ha vuelto</text:span> al instituto (a clase).</text:p>
      <text:p text:style-name="P10">- <text:span text:style-name="T47">han terminado</text:span> (acabado) las vacaciones.</text:p>
      <text:p text:style-name="P10">- <text:span text:style-name="T47">han empezado</text:span> las clases.</text:p>
      <text:p text:style-name="P10"/>
      <text:p text:style-name="P33"><text:span text:style-name="T47">Dice</text:span> que <text:span text:style-name="T47">han renovado</text:span> las aulas (las clases) pero est<text:span text:style-name="T4">á</text:span> <text:span text:style-name="T48">todav</text:span><text:span text:style-name="T7">í</text:span><text:span text:style-name="T48">a</text:span> con sus amigos.</text:p>
      <text:p text:style-name="P33"/>
      <text:p text:style-name="P33">I/<text:span text:style-name="T1"> </text:span><text:span text:style-name="T5">¿</text:span><text:span text:style-name="T1"> que significa ... ?</text:span></text:p>
      <text:p text:style-name="P33"/>
      <text:p text:style-name="P33">- Un blog = un blog</text:p>
      <text:p text:style-name="P33">- Un bloguero = un blogueur </text:p>
      <text:p text:style-name="P33">- Un fragmento = un extrait</text:p>
      <text:p text:style-name="P33">- Un art<text:span text:style-name="T4">í</text:span>culo = un article</text:p>
      <text:p text:style-name="P33">- Un periódico = un journal</text:p>
      <text:p text:style-name="P33">- Relatar = relater / raconter</text:p>
      <text:p text:style-name="P33">- Lo que = ce que</text:p>
      <text:p text:style-name="P33">- Vemos que = nous voyons que</text:p>
      <text:p text:style-name="P33">- Notalos que = nous notons que</text:p>
      <text:p text:style-name="P33">- Nos enteramos (de) que : <text:s/>nous nous rendons compte que</text:p>
      <text:p text:style-name="P33">- Todav<text:span text:style-name="T4">í</text:span>a = toujours / encore</text:p>
      <text:p text:style-name="P33">- Ya no + verbe = ne ... plus</text:p>
      <text:p text:style-name="P33"/>
      <text:p text:style-name="P34">Hoy es lunes cuatro de enero de dos mil veintiuno</text:p>
      <text:p text:style-name="P33"/>
      <text:p text:style-name="P33">II) <text:span text:style-name="T4">¡</text:span> <text:span text:style-name="T1">OJO</text:span> !</text:p>
      <text:p text:style-name="P33"><text:soft-page-break/><text:tab/><text:span text:style-name="T49">A) </text:span><text:span text:style-name="T51">la formation du passé composé</text:span><text:span text:style-name="T50"> :</text:span></text:p>
      <text:p text:style-name="P33"><text:span text:style-name="T13">Contrairement au français, il se construit toujours avec l’auxiliaire</text:span> HABER.</text:p>
      <text:p text:style-name="P33"/>
      <text:p text:style-name="P35"><draw:custom-shape text:anchor-type="paragraph" draw:z-index="10" draw:name="Forme11" draw:style-name="gr7" svg:width="0.733cm" svg:height="1.091cm" svg:x="-0.213cm" svg:y="0.62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1) <text:span text:style-name="T1">HABER </text:span><text:span text:style-name="T14">au présent de l’indicatif</text:span><text:span text:style-name="T13"> </text:span>:</text:p>
      <text:p text:style-name="P36">!</text:p>
      <text:p text:style-name="P33">- HE</text:p>
      <text:p text:style-name="P33">- HAS</text:p>
      <text:p text:style-name="P33">- HA</text:p>
      <text:p text:style-name="P33">- HEMOS</text:p>
      <text:p text:style-name="P33">- HAB<text:span text:style-name="T4">É</text:span>IS</text:p>
      <text:p text:style-name="P33">- HAN</text:p>
      <text:p text:style-name="P33"/>
      <text:p text:style-name="P35">2) <text:span text:style-name="T14">La formation du participe passé</text:span> :</text:p>
      <text:p text:style-name="P37"><draw:custom-shape text:anchor-type="paragraph" draw:z-index="11" draw:name="Forme12" draw:style-name="gr8" svg:width="0.733cm" svg:height="0.95cm" svg:x="-0.198cm" svg:y="0.0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8">Le participe passé est invariable et inséparable de son auxiliaire.</text:p>
      <text:p text:style-name="P38"/>
      <text:p text:style-name="P39">a) <text:span text:style-name="T1">Verbes réguliers</text:span> :</text:p>
      <text:p text:style-name="P39"><text:span text:style-name="T52">→</text:span><text:span text:style-name="T53"> AR</text:span><text:span text:style-name="T52"> ⇒ Radical +</text:span> <text:span text:style-name="T10">ADO</text:span> <text:s text:c="2"/><text:span text:style-name="T52">ex :</text:span><text:span text:style-name="T34"> </text:span><text:span text:style-name="T53">HABL</text:span><text:span text:style-name="T10">AR</text:span><text:span text:style-name="T53"> → HABL</text:span><text:span text:style-name="T10">ADO</text:span></text:p>
      <text:p text:style-name="P39"><text:span text:style-name="T52">→</text:span><text:span text:style-name="T52"> </text:span><text:span text:style-name="T53">ER</text:span><text:span text:style-name="T52"> ⇒ Radical +</text:span> <text:span text:style-name="T10">IDO</text:span><text:span text:style-name="T8"> <text:s text:c="3"/></text:span><text:span text:style-name="T52">ex : </text:span><text:span text:style-name="T53">COM</text:span><text:span text:style-name="T10">ER </text:span><text:span text:style-name="T53">→ COM</text:span><text:span text:style-name="T10">IDO</text:span></text:p>
      <text:p text:style-name="P38"><text:span text:style-name="T52">→</text:span><text:span text:style-name="T53"> IR </text:span><text:span text:style-name="T52">⇒ <text:s/>Radical + </text:span><text:span text:style-name="T34">IDO</text:span> <text:s text:c="3"/><text:span text:style-name="T52">ex : </text:span><text:span text:style-name="T53">VIV</text:span><text:span text:style-name="T34">IR</text:span><text:span text:style-name="T53"> → VIV</text:span><text:span text:style-name="T34">IDO</text:span> </text:p>
      <text:p text:style-name="P38"/>
      <text:p text:style-name="P42">Ex : Diego ha celebrado su cumpleaños con sus amigos.</text:p>
      <text:p text:style-name="P42"/>
      <text:p text:style-name="P40"><text:span text:style-name="T13">b) </text:span><text:span text:style-name="T14">Verbes irréguliers</text:span> : </text:p>
      <text:p text:style-name="P42">ABRIR = ABIERTO <text:s text:c="15"/>MORIR = MUERTO</text:p>
      <text:p text:style-name="P42">CUBRIR = CUBIERTO <text:s text:c="9"/>PONER = PUESTO </text:p>
      <text:p text:style-name="P42">DECIR = DICHO <text:s text:c="19"/>RES<text:span text:style-name="T54">O</text:span>LVER = RESUELTO</text:p>
      <text:p text:style-name="P42">ESCRIBIR = ESCRITO <text:s text:c="9"/>ROMPER = ROTO</text:p>
      <text:p text:style-name="P42">HACER = HECHO <text:s text:c="17"/>VER = VISTO</text:p>
      <text:p text:style-name="P42">IMPRIMIR = IMPRESO <text:s text:c="9"/>V<text:span text:style-name="T54">O</text:span>LVER = VUELTO</text:p>
      <text:p text:style-name="P42"/>
      <text:p text:style-name="P41">J’ai tout mangé =</text:p>
      <text:p text:style-name="P42"><text:soft-page-break/>He comido todo</text:p>
      <text:p text:style-name="P43">Hoy es martes diecinueve de enero de dos mil veintiuno</text:p>
      <text:p text:style-name="P42"/>
      <text:p text:style-name="P42">Se trata de un dibujo una ilustracion de la dibujnate(ilustradora) Luisa Vera d'Augusta.</text:p>
      <text:p text:style-name="P42"/>
      <text:p text:style-name="P42">Se titula La cena de Nochebuena y fue publicado(a)</text:p>
      <text:p text:style-name="P42">en el ano 2000 en el preiodico “El Pais Semanal”.</text:p>
      <text:p text:style-name="P42"/>
      <text:p text:style-name="P42">El arbol de navidad, los adornos, las decoraciones</text:p>
      <text:p text:style-name="P42">navidenas, las vela y el angel sobre la television el belen, los Reyes Magos, el pava(la comida tipica de Navidad)...</text:p>
      <text:p text:style-name="P42">y la facha del calendario nos indican que la escena pasa el vienticuatro de diciembre en el momento de la cena de nochebuena</text:p>
      <text:p text:style-name="P42"/>
      <text:p text:style-name="P42">hoy es lunes veinticinco de enero de dos mil veintiuno</text:p>
      <text:p text:style-name="P42"/>
      <text:p text:style-name="P42">Los personajes son una familia (catolica) que se compone de un padre, una madre, sus dos hijos</text:p>
      <text:p text:style-name="P42">(un chico y una chica) y una abuela.</text:p>
      <text:p text:style-name="P42">Todos estan sentados en el comedor alrededor de una mesa y lo que hace cada uno nos sorprende.</text:p>
      <text:p text:style-name="P42"><text:tab/><text:tab/><text:tab/><text:tab/><text:tab/><text:tab/><text:tab/> <text:s text:c="5"/>llama la atencion.</text:p>
      <text:list xml:id="list5464831691049765919" text:style-name="L5">
        <text:list-item>
          <text:p text:style-name="P58">la abuela esta llamando por teléfono</text:p>
        </text:list-item>
        <text:list-item>
          <text:p text:style-name="P58">la madre esta leyendo una revista de corazon</text:p>
        </text:list-item>
        <text:list-item>
          <text:p text:style-name="P58">el padre tiene en la mano el mondo a distancia y esta cambiando el canal de television.</text:p>
        </text:list-item>
        <text:list-item>
          <text:p text:style-name="P58">El hijo esta escuchando musica y su hermana esta jugando (juega) a la consola.</text:p>
        </text:list-item>
      </text:list>
      <text:p text:style-name="P42"/>
      <text:p text:style-name="P42"/>
      <text:p text:style-name="P42"/>
      <text:p text:style-name="P42"/>
      <text:p text:style-name="P42"><text:soft-page-break/></text:p>
      <text:p text:style-name="P42">Hoy es miércoles veintisiete de enero de dos mil veintiuno</text:p>
      <text:p text:style-name="P42">Su actitud nos sorprende porque tradicionalmente la cena de nochebuena se celebra en familia comiendo una buena sin embargo aquí nos enteramos(de) que (vemos que, notamos que) nadie se habla, no se miran ni comen.</text:p>
      <text:p text:style-name="P42">Cada uno esta absorto por su propia actividad. No hay niguna comunication.</text:p>
      <text:p text:style-name="P42"/>
      <text:p text:style-name="P42">En esta ilustration, la dibujante tiene una visio critica de las nuevas tecnologias, de los medios de communicacion y de la sociedad de consumo. Los presanta como algo que aisla.</text:p>
      <text:p text:style-name="P42"/>
      <text:p text:style-name="P42">Hoy es lunes uno de febrero de dos veintiuno</text:p>
      <text:p text:style-name="P42"/>
      <text:p text:style-name="P24">Critica (denuncia) la omnipresencia de las nuevas tecnologias que provocan el aulamiento de la gente. Somos pendients de ellas</text:p>
      <text:p text:style-name="P24"/>
      <text:p text:style-name="P24">Estas de acuerdo con la dibujante ?</text:p>
      <text:p text:style-name="P24"/>
      <text:p text:style-name="P24">A mi parecer,<text:tab/><text:tab/>tiene razon pero por otro lado</text:p>
      <text:p text:style-name="P24">pienso que,</text:p>
      <text:p text:style-name="P24">según y,</text:p>
      <text:p text:style-name="P24">en mi opinion,</text:p>
      <text:p text:style-name="P24"/>
      <text:p text:style-name="P24">Las nuevas tecnologias tienen ventajas : nos informan nos divierten, nos ayudan …</text:p>
      <text:p text:style-name="P24"/>
      <text:list xml:id="list3286415498156485761" text:style-name="L6">
        <text:list-item>
          <text:p text:style-name="P55">estoy de acuerdo con ella...</text:p>
        </text:list-item>
        <text:list-item>
          <text:p text:style-name="P55">No estoy de acuerdo...</text:p>
        </text:list-item>
      </text:list>
      <text:p text:style-name="P24"/>
      <text:p text:style-name="P24"/>
      <text:p text:style-name="P24"/>
      <text:p text:style-name="P24"/>
      <text:p text:style-name="P24"><text:soft-page-break/>Etre en train de + infinitif = ESTAR + participe présent</text:p>
      <text:p text:style-name="P24">(gerondif)</text:p>
      <text:p text:style-name="P24"/>
      <text:p text:style-name="P24"><text:tab/>1 / ESTAR au présent de l'indicatif :</text:p>
      <text:p text:style-name="P24"/>
      <text:p text:style-name="P24">ESTOY</text:p>
      <text:p text:style-name="P24">ESTAS</text:p>
      <text:p text:style-name="P24">ESTA</text:p>
      <text:p text:style-name="P24">ESTAMOS</text:p>
      <text:p text:style-name="P24">ESTAIS</text:p>
      <text:p text:style-name="P24">ESTAN</text:p>
      <text:p text:style-name="P24"/>
      <text:p text:style-name="P24"><text:tab/>2/ la formation du participe present(gérondif)</text:p>
      <text:p text:style-name="P24">EX : Les élèves sont en train de bavarder</text:p>
      <text:p text:style-name="P24"/>
      <text:p text:style-name="P24">Los alumnos estan charlando. </text:p>
      <text:p text:style-name="P24"/>
      <text:p text:style-name="P24">Hoy es martes, dos de febrero de dos mil veintiuno.</text:p>
      <text:p text:style-name="P24">II Qué signafica ?</text:p>
      <text:p text:style-name="P24">Un dibujo = un dessin </text:p>
      <text:p text:style-name="P24">Una ilustracion = une illustration.</text:p>
      <text:p text:style-name="P24">El / la dibujante : le dessinateur / la dessinatrice.</text:p>
      <text:p text:style-name="P24">Titularse : s'intituler.</text:p>
      <text:p text:style-name="P24">El titulo = le titre</text:p>
      <text:p text:style-name="P24">fue diburado = à etait desiné</text:p>
      <text:p text:style-name="P24">un periodico</text:p>
      <text:p text:style-name="P24">persar</text:p>
      <text:p text:style-name="P24">tiner lugar</text:p>
      <text:p text:style-name="P24">desarrollarse</text:p>
      <text:p text:style-name="P24">alrededor (de) = autour (de)</text:p>
      <text:p text:style-name="P24">lo que = ce que – ce qui</text:p>
      <text:p text:style-name="P24">llamar la atencion = retenir l'attention</text:p>
      <text:p text:style-name="P24">la actitud = l'attitude</text:p>
      <text:p text:style-name="P24"/>
      <text:p text:style-name="P24"/>
      <text:p text:style-name="P24"><text:soft-page-break/>sin embargo = cependant</text:p>
      <text:p text:style-name="P24">nos enteramos (de) que nous nous rendons compte que</text:p>
      <text:p text:style-name="P24">nadie = personne</text:p>
      <text:p text:style-name="P24"/>
      <text:p text:style-name="P24">estar de acuerdo (con) = être d'accord avec</text:p>
      <text:p text:style-name="P24"/>
      <text:p text:style-name="P24">las ventajas = les avantages</text:p>
      <text:p text:style-name="P24"/>
      <text:p text:style-name="P24">las desventajas = les inconvénients</text:p>
      <text:p text:style-name="P24"/>
      <text:p text:style-name="P24">pienso que = je pense que</text:p>
      <text:p text:style-name="P24">creo que = je crois que</text:p>
      <text:p text:style-name="P24">segum yo = selon moi</text:p>
      <text:p text:style-name="P24">en mi opinion = à mon avis</text:p>
      <text:p text:style-name="P24">a mi parecer = d'aprés moi</text:p>
      <text:p text:style-name="P24"/>
      <text:p text:style-name="P24">falso : la cena de nochebuena.</text:p>
      <text:p text:style-name="P24"/>
      <text:p text:style-name="P24">Falso : no es un dibujante, es una dibijante verdadero</text:p>
      <text:p text:style-name="P24"/>
      <text:p text:style-name="P24">falso : es un periodico es verdadero</text:p>
      <text:p text:style-name="P24"/>
      <text:p text:style-name="P24">a) a la izquierda, vemos (hay) un arbol de navidad.</text:p>
      <text:p text:style-name="P24">b) el angel y la vela.</text:p>
      <text:p text:style-name="P24"/>
      <text:p text:style-name="P24">El angel y la vela estan sobre (en) la television.</text:p>
      <text:p text:style-name="P24"/>
      <text:p text:style-name="P24">Evmos | un belen</text:p>
      <text:p text:style-name="P24">hay <text:s text:c="5"/>| un belen</text:p>
      <text:p text:style-name="P24"/>
      <text:p text:style-name="P24">sabemos que la escena pasa el 24 de decimbere porque vemos la fecha del calendario</text:p>
      <text:p text:style-name="P24"/>
      <text:p text:style-name="P24">la madre lee una revista.</text:p>
      <text:p text:style-name="P24"/>
      <text:p text:style-name="P24"><text:soft-page-break/>El padre cambia el canal de television</text:p>
      <text:p text:style-name="P24"/>
      <text:p text:style-name="P24">la chica juaga a la consola y su hermano escucha musica.</text:p>
      <text:p text:style-name="P24"/>
      <text:p text:style-name="P24">La abuela llama por teléfono.</text:p>
      <text:p text:style-name="P24"/>
      <text:p text:style-name="P24">Yo estoy caminando por la calle.</text:p>
      <text:p text:style-name="P24"/>
      <text:p text:style-name="P24">Esta comiendo en casa.</text:p>
      <text:p text:style-name="P24"/>
      <text:p text:style-name="P24">Estamos viendo una pelicula.</text:p>
      <text:p text:style-name="P24"/>
      <text:p text:style-name="P24">Vosotros estais durmiendo</text:p>
      <text:p text:style-name="P24"/>
      <text:p text:style-name="P24">veo | un movil, una television, una consola, un mando a </text:p>
      <text:p text:style-name="P24">hay | distancia</text:p>
      <text:p text:style-name="P24"/>
      <text:p text:style-name="P24">Luis V d'augusta critica la omnipresencia</text:p>
      <text:p text:style-name="P24"/>
      <text:p text:style-name="P24">Si, estoy de acuerdo con ella </text:p>
      <text:p text:style-name="P24"/>
      <text:p text:style-name="P24">Si, tengo un movil.</text:p>
      <text:p text:style-name="P24"/>
      <text:p text:style-name="P24">Hoy es lunes ocho de marzo de dos mil veintitun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El documento (de la pagina treinta y tres) es <text:span text:style-name="T1">un fragmento</text:span> de <text:span text:style-name="T1">una libro</text:span></text:p>
      <text:p text:style-name="P25">cu<text:span text:style-name="T55">yo</text:span> <text:span text:style-name="T1">titulo</text:span> es al vecino del quinto</text:p>
      <text:p text:style-name="P24">de Neus sans y Hourdes Miquel</text:p>
      <text:p text:style-name="P25">de <text:span text:style-name="T1">las escritoras</text:span> espanolas L.M y N.S</text:p>
      <text:p text:style-name="P24">cuy<text:span text:style-name="T55">as</text:span> escritoras son hourdes Miquel y Neus.</text:p>
      <text:p text:style-name="P25">Que <text:span text:style-name="T1">fue publicada /o</text:span> en mil movecientos ochenta y nueve.</text:p>
      <text:p text:style-name="P24">Cuy<text:span text:style-name="T55">a</text:span> fecha de publicacion es 1989.</text:p>
      <text:p text:style-name="P24"/>
      <text:p text:style-name="P24">Hoy es martes, nueve de marzo de dos mil veintiuno</text:p>
      <text:p text:style-name="P24">Es un dialogo cuyos protagonistas son irene</text:p>
      <text:p text:style-name="P24"/>
      <text:p text:style-name="P24">profesora de lengua y sus alummos. Son alumnos e Irene</text:p>
      <text:p text:style-name="P24">(una profesora de lengua).</text:p>
      <text:p text:style-name="P24"/>
      <text:p text:style-name="P25">La esena pasa<text:tab/><text:tab/><text:tab/>en clase</text:p>
      <text:p text:style-name="P25"><text:tab/><text:tab/> <text:s/>tiene lugar<text:tab/><text:tab/>un viernes por la tarde</text:p>
      <text:p text:style-name="P25"><text:tab/><text:tab/> <text:s/>se desarrolla<text:tab/>un viernes a las dos menos cinco</text:p>
      <text:p text:style-name="P25"><text:tab/><text:tab/><text:tab/><text:tab/><text:tab/><text:tab/>antes de las vacaciones de Navidad</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Quand nous aurons de l'argent, nous acheterons</text:p>
      <text:p text:style-name="P25">Cuando tengomos dinero, compraremos..</text:p>
      <text:p text:style-name="P25"/>
      <text:p text:style-name="P25">Quand tu seras plus sage, tu auras...</text:p>
      <text:p text:style-name="P25">Cuando seas mas tranquilo, tendias</text:p>
      <text:p text:style-name="P25"/>
      <text:p text:style-name="P25">La profesora aununcia a sus alummos que </text:p>
      <text:list xml:id="list3497418229040944855" text:style-name="L7">
        <text:list-item>
          <text:p text:style-name="P49">el nueve de enero,</text:p>
        </text:list-item>
        <text:list-item>
          <text:p text:style-name="P49">después de las vacaciones de Navidad,</text:p>
        </text:list-item>
        <text:list-item>
          <text:p text:style-name="P49">cuando las vacaciones (acabarse) se acaben,</text:p>
        </text:list-item>
        <text:list-item>
          <text:p text:style-name="P49">cuando (terminar) terminen las vacaciones</text:p>
        </text:list-item>
        <text:list-item>
          <text:p text:style-name="P49">cuando (volver) vuelve a clase,</text:p>
        </text:list-item>
      </text:list>
      <text:p text:style-name="P25"/>
      <text:p text:style-name="P25">(haber) habra un examen.</text:p>
      <text:p text:style-name="P25">(tener) tendgan un examen.</text:p>
      <text:p text:style-name="P25">(hacer) haran un examen.</text:p>
      <text:p text:style-name="P25"/>
      <text:p text:style-name="P25">Tener → avoir</text:p>
      <text:p text:style-name="P25"/>
      <text:p text:style-name="P25"/>
      <text:p text:style-name="P25">Para prepararlo, tendran que leer una novela cuyo titulo</text:p>
      <text:p text:style-name="P25">es <text:span text:style-name="T1">La Colmena</text:span> sin embargo los alumnos </text:p>
      <text:p text:style-name="P25">no stan de acuerdo</text:p>
      <text:p text:style-name="P25">protestan</text:p>
      <text:p text:style-name="P25"/>
      <text:p text:style-name="P25">No <text:span text:style-name="T1">les gustan los examenes</text:span><text:tab/>les <text:span text:style-name="T1">gusta</text:span> <text:span text:style-name="T1">mas</text:span> <text:span text:style-name="T1">leer</text:span> comics.</text:p>
      <text:p text:style-name="P25"><text:tab/> <text:s text:c="3"/><text:span text:style-name="T1">qusta</text:span> <text:span text:style-name="T1">leer</text:span><text:tab/><text:tab/><text:tab/><text:tab/> <text:s text:c="5"/><text:span text:style-name="T1">gustan</text:span> <text:span text:style-name="T1">mas</text:span> <text:span text:style-name="T1">los</text:span> <text:span text:style-name="T1">comics</text:span>.</text:p>
      <text:p text:style-name="P25"><text:tab/> <text:s text:c="3"/>les <text:span text:style-name="T1">qustan</text:span> las novelas<text:tab/> <text:s text:c="5"/><text:span text:style-name="T1">gusta</text:span> <text:span text:style-name="T1">ver</text:span> la tele.</text:p>
      <text:p text:style-name="P25"/>
      <text:p text:style-name="P25">En vez de estudiar, prefieren diverlirse</text:p>
      <text:p text:style-name="P25"/>
      <text:p text:style-name="P25"/>
      <text:p text:style-name="P25"/>
      <text:p text:style-name="P25"><text:soft-page-break/>Hoy es lunes quince de marzo de dos mil veintiuno.</text:p>
      <text:p text:style-name="P25">I ? Qué significa ?</text:p>
      <text:p text:style-name="P25"/>
      <text:p text:style-name="P25">Una novela = un roman</text:p>
      <text:p text:style-name="P25">un/a novelista = un/e romencier(e)</text:p>
      <text:p text:style-name="P25">un frogmento = un extrait.</text:p>
      <text:p text:style-name="P25">Un autor = una autora: l'auteur(e)</text:p>
      <text:p text:style-name="P25">fue escrito(a) = il/elle a été ecrit(e)</text:p>
      <text:p text:style-name="P25">un dialogo = un dialogue</text:p>
      <text:p text:style-name="P25">desarrollarse = se dérouler</text:p>
      <text:p text:style-name="P25">tener lugar = avoir lieu</text:p>
      <text:p text:style-name="P25">en vez de = au lieu de</text:p>
      <text:p text:style-name="P25"/>
      <text:p text:style-name="P25">Hoy es martes dieciseis de marz de dos mil veintiuno</text:p>
      <text:p text:style-name="P25"/>
      <text:p text:style-name="P25">II ! OJO !</text:p>
      <text:p text:style-name="P25">A) La formation du subjonctif présent.</text:p>
      <text:list xml:id="list9009057078196579109" text:style-name="L8">
        <text:list-item>
          <text:list>
            <text:list-item>
              <text:list>
                <text:list-item>
                  <text:p text:style-name="P50">verbes réguliers</text:p>
                </text:list-item>
              </text:list>
            </text:list-item>
          </text:list>
        </text:list-item>
      </text:list>
      <text:p text:style-name="P25">a) verbes en AR</text:p>
      <text:p text:style-name="P25"/>
      <text:p text:style-name="P25">como te llama</text:p>
      <text:p text:style-name="P25"/>
      <text:p text:style-name="P25">Pour les verbes AR en ,on ajoute au radical les terminasions</text:p>
      <text:p text:style-name="P25">E, ES, EMOS, EIS, EN</text:p>
      <text:p text:style-name="P25"/>
      <text:p text:style-name="P26">HABLAR</text:p>
      <text:p text:style-name="P25">HABL E</text:p>
      <text:p text:style-name="P25">HABL ES<text:line-break/>HABL E<text:line-break/>HABL EMOS<text:line-break/>HABL EIS</text:p>
      <text:p text:style-name="P25">HABL EN</text:p>
      <text:p text:style-name="P25"/>
      <text:p text:style-name="P25"/>
      <text:p text:style-name="P25"/>
      <text:p text:style-name="P25"><text:soft-page-break/>b) verbes en ER et IR.</text:p>
      <text:p text:style-name="P25"/>
      <text:p text:style-name="P25">Pour les vebes en ER et IR, on ajoute <text:s/>au radical les terminasons A, AS, A, AMONS, AIS, AN</text:p>
      <text:p text:style-name="P25"/>
      <text:p text:style-name="P25">APRENDER<text:tab/><text:tab/><text:tab/><text:tab/>VIVIR</text:p>
      <text:p text:style-name="P25">APREND A<text:tab/><text:tab/><text:tab/><text:tab/>VIVA</text:p>
      <text:p text:style-name="P25">APREND AS<text:tab/><text:tab/><text:tab/><text:tab/>VIVAS</text:p>
      <text:p text:style-name="P25">APREND A<text:tab/><text:tab/><text:tab/><text:tab/>VIVA</text:p>
      <text:p text:style-name="P25">APREND AMOS<text:tab/><text:tab/><text:tab/>VIVAMOS</text:p>
      <text:p text:style-name="P25">APREND AIS<text:tab/><text:tab/><text:tab/>VIVAIS</text:p>
      <text:p text:style-name="P25">APREND AN<text:tab/><text:tab/><text:tab/><text:tab/>VIVAN</text:p>
      <text:p text:style-name="P25"/>
      <text:p text:style-name="P25">Hoy es lunes vientid<text:span text:style-name="T56">o</text:span>s de marzo de dos mil veintiuno.</text:p>
      <text:p text:style-name="P25"/>
      <text:list xml:id="list3612793193158287449" text:style-name="L9">
        <text:list-item>
          <text:p text:style-name="P51">le subjonctif présent des verbes en GO et en ZCO.</text:p>
        </text:list-item>
      </text:list>
      <text:p text:style-name="P25"/>
      <text:p text:style-name="P25">Quand il y a une irrégularité a le 1ère personne du singulier du prsent de l'indicatif, on retrouve cette irrégularité à toutes les personnes du subjouctif présent.</text:p>
      <text:p text:style-name="P25"/>
      <text:p text:style-name="P25">HACER</text:p>
      <text:p text:style-name="P25">Présent de l'indicatif<text:tab/><text:tab/><text:tab/>Subj Présent</text:p>
      <text:p text:style-name="P25">HAGO<text:tab/><text:tab/><text:tab/><text:tab/><text:tab/><text:tab/>HAGO</text:p>
      <text:p text:style-name="P25">HACES<text:tab/><text:tab/><text:tab/><text:tab/><text:tab/><text:tab/>HAGAS</text:p>
      <text:p text:style-name="P25">HACE<text:tab/><text:tab/><text:tab/><text:tab/><text:tab/><text:tab/>HAGA</text:p>
      <text:p text:style-name="P25">HACEMOS<text:tab/><text:tab/><text:tab/><text:tab/><text:tab/>HAGAMOS</text:p>
      <text:p text:style-name="P25">HACEIS<text:tab/><text:tab/><text:tab/><text:tab/><text:tab/><text:tab/>HAGAIS</text:p>
      <text:p text:style-name="P25">HACEN<text:tab/><text:tab/><text:tab/><text:tab/><text:tab/><text:tab/>HAGAN</text:p>
      <text:p text:style-name="P25"/>
      <text:p text:style-name="P25"/>
      <text:p text:style-name="P25"/>
      <text:p text:style-name="P25"/>
      <text:p text:style-name="P25"/>
      <text:p text:style-name="P25"/>
      <text:p text:style-name="P25"><text:soft-page-break/>Conocer</text:p>
      <text:p text:style-name="P25">Present de l'indicatif<text:tab/><text:tab/><text:tab/><text:tab/>Subjonctif présent</text:p>
      <text:p text:style-name="P25">CONOZCO<text:tab/><text:tab/><text:tab/><text:tab/><text:tab/><text:tab/>CONOZCA</text:p>
      <text:p text:style-name="P25">CONOCES<text:tab/><text:tab/><text:tab/><text:tab/><text:tab/><text:tab/>CONOZCAS</text:p>
      <text:p text:style-name="P25">CONOCE<text:tab/><text:tab/><text:tab/><text:tab/><text:tab/><text:tab/>CONOZCA<text:line-break/>CONOCEMOS<text:tab/><text:tab/><text:tab/><text:tab/><text:tab/>CONOZCAMOS</text:p>
      <text:p text:style-name="P25">CONOCEIS<text:tab/><text:tab/><text:tab/><text:tab/><text:tab/><text:tab/>CONOZCAIS</text:p>
      <text:p text:style-name="P25">CONOCEN<text:tab/><text:tab/><text:tab/><text:tab/><text:tab/><text:tab/>CONOZCAN</text:p>
      <text:p text:style-name="P25"/>
      <text:list xml:id="list8793297839086538606" text:style-name="L10">
        <text:list-item>
          <text:p text:style-name="P56">Verbes irréguliers<text:span text:style-name="T12"> : IR, SER, SABER, HABER(hay)</text:span></text:p>
        </text:list-item>
      </text:list>
      <text:p text:style-name="P26">IR<text:span text:style-name="T12"><text:tab/><text:tab/><text:tab/><text:tab/></text:span>SER</text:p>
      <text:p text:style-name="P25">VAYA<text:tab/><text:tab/><text:tab/>SEA</text:p>
      <text:p text:style-name="P25">VAYAS<text:tab/><text:tab/><text:tab/>SEAS</text:p>
      <text:p text:style-name="P25">VAYA<text:tab/><text:tab/><text:tab/>SEA</text:p>
      <text:p text:style-name="P25">VAYAMOS<text:tab/><text:tab/>SEAMOS</text:p>
      <text:p text:style-name="P25">VAYAIS<text:tab/><text:tab/><text:tab/>SEAIS</text:p>
      <text:p text:style-name="P25">VAYAN<text:tab/><text:tab/><text:tab/>SEAN</text:p>
      <text:p text:style-name="P25"/>
      <text:p text:style-name="P25">Hoy es martes veintitres de marzo de dos mil veintiuno.</text:p>
      <text:p text:style-name="P25">23/03/2021</text:p>
      <text:p text:style-name="P25"/>
      <text:p text:style-name="P26">SABER<text:span text:style-name="T12"><text:tab/><text:tab/><text:tab/><text:tab/>HABER(hay)</text:span></text:p>
      <text:p text:style-name="P25">SEPA<text:tab/><text:tab/><text:tab/><text:tab/>HAYA</text:p>
      <text:p text:style-name="P25">SEPAS<text:tab/><text:tab/><text:tab/><text:tab/>HAYAS</text:p>
      <text:p text:style-name="P25">SEPA<text:tab/><text:tab/><text:tab/><text:tab/>HAYA</text:p>
      <text:p text:style-name="P25">SEPAMOS<text:tab/><text:tab/><text:tab/>HAYAMOS</text:p>
      <text:p text:style-name="P25">SEPAIS<text:tab/><text:tab/><text:tab/><text:tab/>HAYAIS</text:p>
      <text:p text:style-name="P25">SEPAN<text:tab/><text:tab/><text:tab/><text:tab/>HAYAN</text:p>
      <text:p text:style-name="P25"/>
      <text:p text:style-name="P25"/>
      <text:p text:style-name="P25"/>
      <text:p text:style-name="P25"/>
      <text:p text:style-name="P25"/>
      <text:p text:style-name="P25"/>
      <text:p text:style-name="P25"/>
      <text:p text:style-name="P25"><text:soft-page-break/>B) la formation du futur simple.</text:p>
      <text:list xml:id="list3761137625980576471" text:style-name="L11">
        <text:list-item>
          <text:list>
            <text:list-item>
              <text:list>
                <text:list-item>
                  <text:p text:style-name="P52">verbes reguliers.</text:p>
                </text:list-item>
              </text:list>
            </text:list-item>
          </text:list>
        </text:list-item>
      </text:list>
      <text:p text:style-name="P25"><text:tab/><text:tab/>Pour les 3 groupes(AR, ER, IR) on ajoute à l'infinitif <text:tab/><text:tab/>les terminaisons E, AS, A, EMOS, EIS, AN.</text:p>
      <text:p text:style-name="P25"/>
      <text:p text:style-name="P26">HABLAR<text:span text:style-name="T12"><text:tab/><text:tab/><text:tab/></text:span>APRENDER<text:span text:style-name="T12"><text:tab/><text:tab/><text:tab/></text:span>VIVIR</text:p>
      <text:p text:style-name="P25">HABLARE<text:tab/><text:tab/><text:tab/>APRENDERE<text:tab/><text:tab/>VIVIRE</text:p>
      <text:p text:style-name="P25">HABLARAS<text:tab/><text:tab/><text:tab/>APRENDERAS<text:tab/><text:tab/>VIVIRAS</text:p>
      <text:p text:style-name="P25">HABLARA<text:tab/><text:tab/><text:tab/>APRENDERA<text:tab/><text:tab/>VIVIRA</text:p>
      <text:p text:style-name="P25">HABLAREMOS<text:tab/><text:tab/>APRENDEREMOS<text:tab/>VIVIREMOS</text:p>
      <text:p text:style-name="P25">HABLAREIS<text:tab/><text:tab/><text:tab/>APRENDEREIS<text:tab/><text:tab/>VIVIREIS</text:p>
      <text:p text:style-name="P25">HABLARAN<text:tab/><text:tab/><text:tab/>APRENDERAN<text:tab/><text:tab/>VIVIRAN</text:p>
      <text:p text:style-name="P25"/>
      <text:list xml:id="list9207935001098415107" text:style-name="L12">
        <text:list-header>
          <text:p text:style-name="P53">2) verbes irréguliers.</text:p>
        </text:list-header>
      </text:list>
      <text:p text:style-name="P26"/>
      <text:p text:style-name="P25"><text:tab/>CABRE : CABRE, CABRAS...</text:p>
      <text:p text:style-name="P25"><text:tab/>DECIR : DIRE, DIRAS...</text:p>
      <text:p text:style-name="P25"><text:tab/>HABER : HABER, HABRAS...</text:p>
      <text:p text:style-name="P25"><text:tab/>HACER : HARE, HARAS...</text:p>
      <text:p text:style-name="P25"><text:tab/>PODER : PODRE, PODRAS</text:p>
      <text:p text:style-name="P25"><text:tab/>PONER : PONDRE, PONDRAS</text:p>
      <text:p text:style-name="P25"><text:tab/>QUERER : QUERRE, QUERRAS...</text:p>
      <text:p text:style-name="P25"><text:tab/>SABER : SABRE, SABRAS...</text:p>
      <text:p text:style-name="P25"><text:tab/>SALIR : SALDRE, SALDRAS.. </text:p>
      <text:p text:style-name="P25"><text:tab/>TENER : TENDRE..</text:p>
      <text:p text:style-name="P25"><text:tab/>VALER : VALDRE..<text:line-break/><text:tab/>VENIR : VENDRE..</text:p>
      <text:p text:style-name="P25"/>
      <text:p text:style-name="P25">Hoy es miércoles veinticuatro de marzo de dos mil veintiuno.</text:p>
      <text:p text:style-name="P25"/>
      <text:list xml:id="list8825127363251891213" text:style-name="L13">
        <text:list-item>
          <text:p text:style-name="P54">Quand + Futur..,.. Futur</text:p>
          <text:list>
            <text:list-item>
              <text:list>
                <text:list-header>
                  <text:p text:style-name="P54">Cuando + subj present..,.. Futur</text:p>
                </text:list-header>
              </text:list>
            </text:list-item>
          </text:list>
        </text:list-item>
      </text:list>
      <text:p text:style-name="P25"/>
      <text:p text:style-name="P25"><text:soft-page-break/>On emploie le subjonctif pour traduire le futur apres cuando, la principale reste au futur.</text:p>
      <text:p text:style-name="P25"/>
      <text:p text:style-name="P25">Ex: </text:p>
      <text:p text:style-name="P25"/>
      <text:p text:style-name="P25">Quand elles iront chez Marta, elles acheteront un gâteau.</text:p>
      <text:p text:style-name="P25"/>
      <text:p text:style-name="P25">Cuando vayan a casa de Masta</text:p>
      <text:p text:style-name="P25"/>
      <text:p text:style-name="P25">Quand tu sauras le verité, tu viendras me voir.</text:p>
      <text:p text:style-name="P25"/>
      <text:p text:style-name="P25">Cuando saquemos muetro bachillerato, iremos a la universdad.</text:p>
      <text:p text:style-name="P25"/>
      <text:p text:style-name="P25">Chez = a casa de</text:p>
      <text:p text:style-name="P25"/>
      <text:p text:style-name="P25">acheter = comprar</text:p>
      <text:p text:style-name="P25"/>
      <text:p text:style-name="P25">un gâteau = una tarta</text:p>
      <text:p text:style-name="P25"/>
      <text:p text:style-name="P25">yo</text:p>
      <text:p text:style-name="P25">tu</text:p>
      <text:p text:style-name="P25"/>
      <text:p text:style-name="P25">novotros</text:p>
      <text:p text:style-name="P25">vosotro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ie MEIINDL</meta:initial-creator>
    <meta:creation-date>2020-09-22T10:34:35.21</meta:creation-date>
    <dc:date>2021-03-30T10:53:57.02</dc:date>
    <meta:editing-duration>PT13H53M42S</meta:editing-duration>
    <meta:editing-cycles>333</meta:editing-cycles>
    <meta:generator>OpenOffice/4.1.7$Win32 OpenOffice.org_project/417m1$Build-9800</meta:generator>
    <meta:document-statistic meta:table-count="3" meta:image-count="0" meta:object-count="0" meta:page-count="21" meta:paragraph-count="473" meta:word-count="2789" meta:character-count="15271"/>
  </office:meta>
</office:document-meta>
</file>